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080000000838BBC215E675B78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7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8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9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10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11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12" style:family="graphic">
      <style:graphic-properties style:writing-mode="lr-tb"/>
    </style:style>
    <style:style style:name="gr13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14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15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16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17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18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19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22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/>
      <style:paragraph-properties style:writing-mode="lr-tb"/>
    </style:style>
    <style:style style:name="gr23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/>
      <style:paragraph-properties style:writing-mode="lr-tb"/>
    </style:style>
    <style:style style:name="gr24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28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29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2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4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36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37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41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4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43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46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48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4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1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52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53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5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7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58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59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0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3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64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5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66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67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6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6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7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7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7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7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80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81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8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  <style:text-properties fo:font-size="36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6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7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a6"/>
      <style:paragraph-properties fo:text-align="center" style:writing-mode="lr-tb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color="#000000" loext:opacity="100%" fo:font-size="18pt"/>
    </style:style>
    <style:style style:name="P15" style:family="paragraph">
      <style:paragraph-properties fo:text-align="end"/>
      <style:text-properties fo:color="#000000" loext:opacity="100%" fo:font-size="18pt"/>
    </style:style>
    <style:style style:name="P16" style:family="paragraph">
      <style:paragraph-properties fo:text-align="end"/>
      <style:text-properties fo:color="#ffffff" loext:opacity="100%" fo:font-size="18pt"/>
    </style:style>
    <style:style style:name="P17" style:family="paragraph">
      <loext:graphic-properties draw:fill-color="#813709"/>
      <style:paragraph-properties fo:text-align="center"/>
    </style:style>
    <style:style style:name="P18" style:family="paragraph">
      <loext:graphic-properties draw:fill-color="#127622"/>
      <style:paragraph-properties fo:text-align="center"/>
    </style:style>
    <style:style style:name="P19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0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21" style:family="paragraph">
      <style:paragraph-properties fo:text-align="center"/>
      <style:text-properties fo:font-size="15pt"/>
    </style:style>
    <style:style style:name="P22" style:family="paragraph">
      <loext:graphic-properties draw:fill-color="#ffffa6"/>
      <style:paragraph-properties fo:text-align="center" style:writing-mode="lr-tb"/>
      <style:text-properties fo:font-size="15pt"/>
    </style:style>
    <style:style style:name="P23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24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25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26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27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28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29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0" style:family="paragraph">
      <loext:graphic-properties draw:fill-color="#ffdbb6"/>
      <style:paragraph-properties fo:text-align="center"/>
      <style:text-properties fo:font-size="18pt"/>
    </style:style>
    <style:style style:name="P31" style:family="paragraph">
      <loext:graphic-properties draw:fill-color="#e8f2a1"/>
      <style:paragraph-properties fo:text-align="center"/>
      <style:text-properties fo:font-size="18pt"/>
    </style:style>
    <style:style style:name="P32" style:family="paragraph">
      <loext:graphic-properties draw:fill="solid" draw:fill-color="#ffffff" draw:opacity="22%"/>
      <style:paragraph-properties fo:text-align="center"/>
    </style:style>
    <style:style style:name="P33" style:family="paragraph">
      <style:text-properties fo:font-size="21pt" style:font-size-asian="21pt" style:font-size-complex="21pt"/>
    </style:style>
    <style:style style:name="P34" style:family="paragraph">
      <loext:graphic-properties draw:fill="none" draw:fill-color="#ffffff"/>
      <style:text-properties fo:font-size="21pt" style:font-size-asian="21pt" style:font-size-complex="21pt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38" style:family="paragraph">
      <style:text-properties fo:color="#ffffff" loext:opacity="100%"/>
    </style:style>
    <style:style style:name="P39" style:family="paragraph">
      <style:text-properties fo:color="#ffffff" loext:opacity="100%" loext:color-lum-mod="100%" loext:color-lum-off="0%"/>
    </style:style>
    <style:style style:name="P40" style:family="paragraph">
      <style:paragraph-properties fo:margin-left="0cm" fo:margin-right="0cm" fo:margin-top="0.5cm" fo:margin-bottom="0.5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42" style:family="paragraph">
      <style:text-properties fo:font-size="20pt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45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46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47" style:family="paragraph">
      <loext:graphic-properties draw:fill="none" draw:fill-color="#ffffff"/>
      <style:text-properties fo:font-size="18pt"/>
    </style:style>
    <style:style style:name="P48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0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1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2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54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5" style:family="paragraph">
      <style:paragraph-properties fo:text-align="center"/>
      <style:text-properties fo:color="#ffffff" loext:opacity="100%" fo:font-size="18pt"/>
    </style:style>
    <style:style style:name="P56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7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8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59" style:family="paragraph">
      <loext:graphic-properties draw:fill="none" draw:opacity="25%"/>
      <style:paragraph-properties fo:text-align="center"/>
    </style:style>
    <style:style style:name="P60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1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2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3" style:family="paragraph">
      <loext:graphic-properties draw:fill-color="#81d41a" draw:opacity="40%"/>
      <style:paragraph-properties fo:text-align="center"/>
    </style:style>
    <style:style style:name="P64" style:family="paragraph">
      <loext:graphic-properties draw:fill-color="#81d41a" draw:opacity="30%"/>
      <style:paragraph-properties fo:text-align="center"/>
    </style:style>
    <style:style style:name="P65" style:family="paragraph">
      <loext:graphic-properties draw:fill-color="#81d41a" draw:opacity="16%"/>
      <style:paragraph-properties fo:text-align="center"/>
    </style:style>
    <style:style style:name="P66" style:family="paragraph">
      <style:text-properties fo:font-size="15pt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68" style:family="paragraph">
      <loext:graphic-properties draw:fill="none" draw:fill-color="#ffffff"/>
      <style:text-properties fo:font-size="15pt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0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1" style:family="paragraph">
      <style:paragraph-properties fo:margin-left="0cm" fo:margin-right="0cm" fo:text-indent="0cm"/>
      <style:text-properties fo:color="#ffffff" loext:opacity="100%" fo:font-size="18pt"/>
    </style:style>
    <style:style style:name="P72" style:family="paragraph">
      <style:paragraph-properties fo:margin-left="0cm" fo:margin-right="0cm" fo:text-align="center" fo:text-indent="0cm"/>
      <style:text-properties fo:font-size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1d41a" loext:opacity="100%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6d6d" loext:opacity="100%" fo:font-size="24pt" style:font-size-asian="24pt" style:font-size-complex="24pt"/>
    </style:style>
    <style:style style:name="T5" style:family="text">
      <style:text-properties fo:color="#000000" loext:opacity="100%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size="28pt" style:font-size-asian="28pt" style:font-size-complex="28pt"/>
    </style:style>
    <style:style style:name="T8" style:family="text">
      <style:text-properties fo:color="#ffffff" loext:opacity="100%" style:font-name="Liberation Serif" fo:font-size="28pt" style:font-name-asian="Liberation Serif" style:font-size-asian="28pt" style:font-name-complex="Liberation Serif" style:font-size-complex="28pt"/>
    </style:style>
    <style:style style:name="T9" style:family="text">
      <style:text-properties fo:font-size="15pt"/>
    </style:style>
    <style:style style:name="T10" style:family="text">
      <style:text-properties fo:color="#ffffff" loext:opacity="100%" fo:font-size="22pt" style:font-size-asian="22pt" style:font-size-complex="22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2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ffff" loext:opacity="100%" fo:font-size="15pt" style:font-size-asian="15pt" style:font-size-complex="15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style:letter-kerning="true" style:font-size-asian="14pt" style:font-size-complex="14pt"/>
    </style:style>
    <style:style style:name="T17" style:family="text">
      <style:text-properties fo:color="#ffffff" loext:opacity="100%" style:font-name="Liberation Serif" fo:font-size="15pt" style:font-name-asian="Liberation Serif" style:font-size-asian="15pt" style:font-name-complex="Liberation Serif" style:font-size-complex="15pt"/>
    </style:style>
    <style:style style:name="T18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19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2" style:font-name-asian="Liberation Sans2" style:font-name-complex="Liberation Sans2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6cm" svg:height="1.829cm" svg:x="1cm" svg:y="10.8cm" presentation:class="title" presentation:user-transformed="true">
          <draw:text-box>
            <text:p>Estimating (working titl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is always someone who needs an ETA</text:p>
              </text:list-item>
              <text:list-item>
                <text:p>Estimating fosters work-breakdown and vice-vers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cm" svg:x="0.8cm" svg:y="5.5cm" presentation:class="subtitle" presentation:user-transformed="true">
          <draw:text-box>
            <text:p text:style-name="P2"><text:span text:style-name="T1">Estimation Bas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7" draw:layer="layout" svg:width="11cm" svg:height="6.819cm" svg:x="2cm" svg:y="6cm" presentation:class="outline" presentation:user-transformed="true">
          <draw:text-box>
            <text:p text:style-name="P5"><text:span text:style-name="T2">⊕</text:span><text:span text:style-name="T3"><text:tab/></text:span><text:span text:style-name="T3">Easy to understand for</text:span><text:span text:style-name="T3"><text:line-break/></text:span><text:span text:style-name="T3"><text:tab/></text:span><text:span text:style-name="T3">stakeholders</text:span></text:p>
            <text:p text:style-name="P6"><text:span text:style-name="T2">⊕</text:span><text:span text:style-name="T3"><text:tab/></text:span><text:span text:style-name="T3">Easy to sum up</text:span></text:p>
            <text:p text:style-name="P5"><text:span text:style-name="T4">⊖</text:span><text:span text:style-name="T3"><text:tab/></text:span><text:span text:style-name="T3">Harder to estimate</text:span></text:p>
          </draw:text-box>
        </draw:frame>
        <draw:g>
          <draw:line draw:style-name="gr2" draw:text-style-name="P8" draw:layer="layout" svg:x1="2cm" svg:y1="5cm" svg:x2="13cm" svg:y2="5cm">
            <text:p/>
          </draw:line>
          <draw:frame draw:style-name="gr3" draw:text-style-name="P10" draw:layer="layout" svg:width="11cm" svg:height="1.195cm" svg:x="2cm" svg:y="3.5cm">
            <draw:text-box>
              <text:p text:style-name="P9"><text:span text:style-name="T3">Person days or weeks</text:span></text:p>
            </draw:text-box>
          </draw:frame>
        </draw:g>
        <draw:g>
          <draw:line draw:style-name="gr2" draw:text-style-name="P8" draw:layer="layout" svg:x1="15cm" svg:y1="5cm" svg:x2="26cm" svg:y2="5cm">
            <text:p/>
          </draw:line>
          <draw:frame draw:style-name="gr3" draw:text-style-name="P10" draw:layer="layout" svg:width="11cm" svg:height="1.195cm" svg:x="15cm" svg:y="3.505cm">
            <draw:text-box>
              <text:p text:style-name="P9"><text:span text:style-name="T3">Complexity points</text:span></text:p>
            </draw:text-box>
          </draw:frame>
        </draw:g>
        <draw:frame presentation:style-name="pr7" draw:text-style-name="P7" draw:layer="layout" svg:width="11cm" svg:height="6.819cm" svg:x="15cm" svg:y="6.001cm" presentation:class="outline" presentation:user-transformed="true">
          <draw:text-box>
            <text:p text:style-name="P5"><text:span text:style-name="T2">⊕</text:span><text:span text:style-name="T3"><text:tab/></text:span><text:span text:style-name="T3">Easier to estimate</text:span></text:p>
            <text:p text:style-name="P6"><text:span text:style-name="T2">⊕</text:span><text:span text:style-name="T3"><text:tab/></text:span><text:span text:style-name="T3">Easy to sum up</text:span></text:p>
            <text:p text:style-name="P6"><text:span text:style-name="T4">⊖</text:span><text:span text:style-name="T3"><text:tab/></text:span><text:span text:style-name="T3">Should not be translated</text:span><text:span text:style-name="T3"><text:tab/></text:span><text:span text:style-name="T3">to time</text:span></text:p>
            <text:p text:style-name="P5"><text:span text:style-name="T3"><text:tab/></text:span></text:p>
          </draw:text-box>
        </draw:frame>
        <draw:custom-shape draw:style-name="gr4" draw:text-style-name="P12" draw:layer="layout" svg:width="5.4cm" svg:height="2.4cm" svg:x="13cm" svg:y="11.6cm">
          <text:p text:style-name="P11">Stakeholders will do it anyway.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5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 text:style-name="P13">Task</text:p>
              </table:table-cell>
              <table:table-cell>
                <text:p text:style-name="P13">Estimation</text:p>
              </table:table-cell>
              <table:table-cell>
                <text:p text:style-name="P13">Buffer</text:p>
              </table:table-cell>
              <table:table-cell>
                <text:p text:style-name="P13">Buffer reason</text:p>
              </table:table-cell>
            </table:table-row>
            <table:table-row table:style-name="ro1" table:default-cell-style-name="ce1">
              <table:table-cell>
                <text:p text:style-name="P14"><text:span text:style-name="T5">Exchange </text:span><text:span text:style-name="T5">unsupported </text:span><text:span text:style-name="T5">external </text:span><text:span text:style-name="T5">dependency</text:span></text:p>
              </table:table-cell>
              <table:table-cell table:style-name="ce2">
                <text:p text:style-name="P15"><text:span text:style-name="T5">2</text:span></text:p>
              </table:table-cell>
              <table:table-cell table:style-name="ce2">
                <text:p text:style-name="P15"><text:span text:style-name="T5">-</text:span></text:p>
              </table:table-cell>
              <table:table-cell>
                <text:p text:style-name="P14"><text:span text:style-name="T5">Interfaces </text:span><text:span text:style-name="T5">identical, </text:span><text:span text:style-name="T5">previous </text:span><text:span text:style-name="T5">experiment</text:span><text:span text:style-name="T5">s shown </text:span><text:span text:style-name="T5">good </text:span><text:span text:style-name="T5">compatibilit</text:span><text:span text:style-name="T5">y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5">Integration test </text:span><text:span text:style-name="T5">+ fix regressions</text:span></text:p>
              </table:table-cell>
              <table:table-cell table:style-name="ce2">
                <text:p text:style-name="P15"><text:span text:style-name="T5">1</text:span></text:p>
              </table:table-cell>
              <table:table-cell table:style-name="ce2">
                <text:p text:style-name="P15"><text:span text:style-name="T5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4"><text:span text:style-name="T5">Performanc</text:span><text:span text:style-name="T5">e test + fix </text:span><text:span text:style-name="T5">regressions</text:span></text:p>
              </table:table-cell>
              <table:table-cell table:style-name="ce2">
                <text:p text:style-name="P15"><text:span text:style-name="T5">1</text:span></text:p>
              </table:table-cell>
              <table:table-cell table:style-name="ce2">
                <text:p text:style-name="P15"><text:span text:style-name="T5">8</text:span></text:p>
              </table:table-cell>
              <table:table-cell>
                <text:p text:style-name="P14"><text:span text:style-name="T5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5">Make release</text:span></text:p>
              </table:table-cell>
              <table:table-cell table:style-name="ce2">
                <text:p text:style-name="P15"><text:span text:style-name="T5">&lt; 1</text:span></text:p>
              </table:table-cell>
              <table:table-cell table:style-name="ce2">
                <text:p text:style-name="P15"><text:span text:style-name="T5">-</text:span></text:p>
              </table:table-cell>
              <table:table-cell>
                <text:p text:style-name="P14"><text:span text:style-name="T5">Fully automatic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5">Roll out in customer’s environment</text:span></text:p>
              </table:table-cell>
              <table:table-cell table:style-name="ce2">
                <text:p text:style-name="P15"><text:span text:style-name="T5">2</text:span></text:p>
              </table:table-cell>
              <table:table-cell table:style-name="ce2">
                <text:p text:style-name="P15"><text:span text:style-name="T5">5</text:span></text:p>
              </table:table-cell>
              <table:table-cell>
                <text:p text:style-name="P14"><text:span text:style-name="T5">Customer did not confirm direct access yet. “Remote hands” a lot slower and more error prone.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6">Total</text:span></text:p>
              </table:table-cell>
              <table:table-cell>
                <text:p text:style-name="P16"><text:span text:style-name="T6">7</text:span></text:p>
              </table:table-cell>
              <table:table-cell>
                <text:p text:style-name="P16"><text:span text:style-name="T6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cm" svg:x="0.8cm" svg:y="5.5cm" presentation:class="subtitle" presentation:user-transformed="true">
          <draw:text-box>
            <text:p text:style-name="P2"><text:span text:style-name="T1">Group estimation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6" draw:text-style-name="P17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draw:layer="layout" svg:width="1.2cm" svg:height="1.8cm" draw:transform="rotate (0.872664625997165) translate (8.7cm 13.843cm)">
          <text:p text:style-name="P1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698131700797732) translate (9.4cm 12.871cm)">
          <text:p text:style-name="P1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523598775598299) translate (10.23cm 12.021cm)">
          <text:p text:style-name="P19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349065850398866) translate (11.128cm 11.359cm)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174532925199433) translate (12.253cm 10.818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svg:x="13.4cm" svg:y="10.5cm">
          <text:p text:style-name="P19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174532925199433) translate (14.518cm 10.619cm)">
          <text:p text:style-name="P19"><text:span text:style-name="T7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349065850398867) translate (15.672cm 10.998cm)">
          <text:p text:style-name="P19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523598775598299) translate (16.7cm 11.5cm)">
          <text:p text:style-name="P19"><text:span text:style-name="T7">5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698131700797732) translate (17.581cm 12.1cm)">
          <text:p text:style-name="P19"><text:span text:style-name="T7">89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872664625997165) translate (18.366cm 12.937cm)">
          <text:p text:style-name="P19"><text:span text:style-name="T8">∞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5cm" svg:height="1.8cm" svg:x="19.8cm" svg:y="2.2cm">
          <text:p text:style-name="P21"><text:span text:style-name="T9">Add Spanish translation to the UI</text:span></text:p>
          <draw:enhanced-geometry svg:viewBox="0 0 21600 21600" draw:text-areas="800 800 20800 20800" draw:type="round-rectangular-callout" draw:modifiers="29365.8068386323 -12844.8639644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6" draw:text-style-name="P17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draw:layer="layout" svg:width="1.2cm" svg:height="1.8cm" draw:transform="rotate (0.872664625997165) translate (8.7cm 13.843cm)">
          <text:p text:style-name="P1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698131700797732) translate (9.4cm 12.871cm)">
          <text:p text:style-name="P1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523598775598299) translate (10.23cm 12.021cm)">
          <text:p text:style-name="P19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174532925199433) translate (14.518cm 10.619cm)">
          <text:p text:style-name="P19"><text:span text:style-name="T7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349065850398867) translate (15.672cm 10.998cm)">
          <text:p text:style-name="P19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523598775598299) translate (16.7cm 11.5cm)">
          <text:p text:style-name="P19"><text:span text:style-name="T7">5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698131700797732) translate (17.581cm 12.1cm)">
          <text:p text:style-name="P19"><text:span text:style-name="T7">89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872664625997165) translate (18.366cm 12.937cm)">
          <text:p text:style-name="P19"><text:span text:style-name="T8">∞</text:span></text:p>
          <draw:enhanced-geometry svg:viewBox="0 0 21600 21600" draw:type="rectangle" draw:enhanced-path="M 0 0 L 21600 0 21600 21600 0 21600 0 0 Z N"/>
        </draw:custom-shape>
        <draw:g draw:style-name="gr12">
          <draw:g>
            <draw:polygon draw:style-name="gr13" draw:text-style-name="P23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62315620435473) translate (9.46442388509408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14" draw:text-style-name="P24" draw:layer="layout" svg:width="0.931cm" svg:height="1.423cm" draw:transform="skewX (0.000698131700797742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15" draw:text-style-name="P25" draw:layer="layout" svg:width="0.604cm" svg:height="1.044cm" draw:transform="skewX (0.000872664625997174) rotate (-2.96688519546516) translate (13.9699692530006cm 6.83543685318635cm)" svg:viewBox="0 0 605 1045" draw:points="1,1045 0,0 604,0 605,1045">
              <text:p/>
            </draw:polygon>
            <draw:path draw:style-name="gr16" draw:text-style-name="P24" draw:layer="layout" svg:width="0.643cm" svg:height="1.084cm" draw:transform="skewX (0.000872664625997205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12">
          <draw:g>
            <draw:polygon draw:style-name="gr13" draw:text-style-name="P23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9" draw:text-style-name="P20" draw:layer="layout" svg:width="1.2cm" svg:height="1.8cm" draw:transform="rotate (0.349065850398866) translate (11.128cm 11.359cm)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174532925199433) translate (12.253cm 10.82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6" draw:text-style-name="P17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draw:layer="layout" svg:width="1.2cm" svg:height="1.8cm" draw:transform="rotate (0.872664625997165) translate (8.7cm 13.843cm)">
          <text:p text:style-name="P1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698131700797732) translate (9.4cm 12.871cm)">
          <text:p text:style-name="P1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523598775598299) translate (10.23cm 12.021cm)">
          <text:p text:style-name="P19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174532925199433) translate (14.518cm 10.619cm)">
          <text:p text:style-name="P19"><text:span text:style-name="T7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349065850398867) translate (15.672cm 10.998cm)">
          <text:p text:style-name="P19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523598775598299) translate (16.7cm 11.5cm)">
          <text:p text:style-name="P19"><text:span text:style-name="T7">5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698131700797732) translate (17.581cm 12.1cm)">
          <text:p text:style-name="P19"><text:span text:style-name="T7">89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872664625997165) translate (18.366cm 12.937cm)">
          <text:p text:style-name="P19"><text:span text:style-name="T8">∞</text:span></text:p>
          <draw:enhanced-geometry svg:viewBox="0 0 21600 21600" draw:type="rectangle" draw:enhanced-path="M 0 0 L 21600 0 21600 21600 0 21600 0 0 Z N"/>
        </draw:custom-shape>
        <draw:g draw:style-name="gr12">
          <draw:g>
            <draw:polygon draw:style-name="gr13" draw:text-style-name="P23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62315620435473) translate (9.46442388509408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14" draw:text-style-name="P24" draw:layer="layout" svg:width="0.931cm" svg:height="1.423cm" draw:transform="skewX (0.000698131700797742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15" draw:text-style-name="P25" draw:layer="layout" svg:width="0.604cm" svg:height="1.044cm" draw:transform="skewX (0.000872664625997174) rotate (-2.96688519546516) translate (13.9699692530006cm 6.83543685318635cm)" svg:viewBox="0 0 605 1045" draw:points="1,1045 0,0 604,0 605,1045">
              <text:p/>
            </draw:polygon>
            <draw:path draw:style-name="gr16" draw:text-style-name="P24" draw:layer="layout" svg:width="0.643cm" svg:height="1.084cm" draw:transform="skewX (0.000872664625997205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12">
          <draw:g>
            <draw:polygon draw:style-name="gr13" draw:text-style-name="P23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9" draw:text-style-name="P20" draw:layer="layout" svg:width="1.2cm" svg:height="1.8cm" draw:transform="rotate (-0.104719755119661) translate (13.651cm 7.551cm)">
          <text:p text:style-name="P19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.2cm" svg:height="1.8cm" draw:transform="rotate (1.43116998663535) translate (16.593cm 8.013cm)">
          <text:p text:style-name="P26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1.2cm" svg:height="1.8cm" draw:transform="rotate (1.62315620435473) translate (9.524cm 8.133cm)">
          <text:p text:style-name="P19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0.926cm" svg:height="1.382cm" draw:transform="rotate (0.174532925199433) translate (13.006cm 5.8cm)">
          <text:p text:style-name="P28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349065850398866) translate (11.128cm 11.359cm)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174532925199433) translate (12.253cm 10.819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6" draw:text-style-name="P17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draw:layer="layout" svg:width="1.2cm" svg:height="1.8cm" draw:transform="rotate (0.872664625997165) translate (8.7cm 13.843cm)">
          <text:p text:style-name="P1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698131700797732) translate (9.4cm 12.871cm)">
          <text:p text:style-name="P1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523598775598299) translate (10.23cm 12.021cm)">
          <text:p text:style-name="P19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349065850398866) translate (11.128cm 11.359cm)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174532925199433) translate (12.253cm 10.819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174532925199433) translate (14.518cm 10.619cm)">
          <text:p text:style-name="P19"><text:span text:style-name="T7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349065850398867) translate (15.672cm 10.998cm)">
          <text:p text:style-name="P19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523598775598299) translate (16.7cm 11.5cm)">
          <text:p text:style-name="P19"><text:span text:style-name="T7">5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698131700797732) translate (17.581cm 12.1cm)">
          <text:p text:style-name="P19"><text:span text:style-name="T7">89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872664625997165) translate (18.366cm 12.937cm)">
          <text:p text:style-name="P19"><text:span text:style-name="T8">∞</text:span></text:p>
          <draw:enhanced-geometry svg:viewBox="0 0 21600 21600" draw:type="rectangle" draw:enhanced-path="M 0 0 L 21600 0 21600 21600 0 21600 0 0 Z N"/>
        </draw:custom-shape>
        <draw:g draw:style-name="gr12">
          <draw:g>
            <draw:polygon draw:style-name="gr13" draw:text-style-name="P23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62315620435473) translate (9.46442388509408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14" draw:text-style-name="P24" draw:layer="layout" svg:width="0.931cm" svg:height="1.423cm" draw:transform="skewX (0.000698131700797742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15" draw:text-style-name="P25" draw:layer="layout" svg:width="0.604cm" svg:height="1.044cm" draw:transform="skewX (0.000872664625997174) rotate (-2.96688519546516) translate (13.9699692530006cm 6.83543685318635cm)" svg:viewBox="0 0 605 1045" draw:points="1,1045 0,0 604,0 605,1045">
              <text:p/>
            </draw:polygon>
            <draw:path draw:style-name="gr16" draw:text-style-name="P24" draw:layer="layout" svg:width="0.643cm" svg:height="1.084cm" draw:transform="skewX (0.000872664625997205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12">
          <draw:g>
            <draw:polygon draw:style-name="gr13" draw:text-style-name="P23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9" draw:text-style-name="P20" draw:layer="layout" svg:width="1.2cm" svg:height="1.8cm" draw:transform="rotate (-0.104719755119661) translate (13.651cm 7.551cm)">
          <text:p text:style-name="P19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1.2cm" svg:height="1.8cm" draw:transform="rotate (1.43116998663535) translate (16.593cm 8.013cm)">
          <text:p text:style-name="P26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cm" svg:height="1.8cm" draw:transform="rotate (1.62315620435473) translate (9.524cm 8.133cm)">
          <text:p text:style-name="P26">34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0.926cm" svg:height="1.382cm" draw:transform="rotate (0.174532925199433) translate (13.006cm 5.8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4.7cm" svg:height="2.302cm" svg:x="2.7cm" svg:y="7.6cm">
          <text:p text:style-name="P11">Spanish has lots of special characters.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0" draw:layer="layout" svg:width="4.6cm" svg:height="2.302cm" svg:x="2.8cm" svg:y="3.098cm">
          <text:p text:style-name="P11">We need the translation.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1" draw:layer="layout" svg:width="4.6cm" svg:height="2.302cm" svg:x="20.6cm" svg:y="4.2cm">
          <text:p text:style-name="P11">Our partner offers Spanish too.</text:p>
          <draw:enhanced-geometry svg:viewBox="0 0 21600 21600" draw:text-areas="800 800 20800 20800" draw:type="round-rectangular-callout" draw:modifiers="25515.3227559226 16751.02040816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1" draw:layer="layout" svg:width="4.6cm" svg:height="2.302cm" svg:x="20.6cm" svg:y="8.698cm">
          <text:p text:style-name="P11">We use UTF-8. No big deal.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6" draw:text-style-name="P17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draw:layer="layout" svg:width="1.2cm" svg:height="1.8cm" draw:transform="rotate (0.872664625997165) translate (8.7cm 13.843cm)">
          <text:p text:style-name="P1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698131700797732) translate (9.4cm 12.871cm)">
          <text:p text:style-name="P1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523598775598299) translate (10.23cm 12.021cm)">
          <text:p text:style-name="P19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349065850398866) translate (11.128cm 11.359cm)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174532925199433) translate (12.253cm 10.819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174532925199433) translate (14.518cm 10.619cm)">
          <text:p text:style-name="P19"><text:span text:style-name="T7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349065850398867) translate (15.672cm 10.998cm)">
          <text:p text:style-name="P19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523598775598299) translate (16.7cm 11.5cm)">
          <text:p text:style-name="P19"><text:span text:style-name="T7">5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698131700797732) translate (17.581cm 12.1cm)">
          <text:p text:style-name="P19"><text:span text:style-name="T7">89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872664625997165) translate (18.366cm 12.937cm)">
          <text:p text:style-name="P19"><text:span text:style-name="T8">∞</text:span></text:p>
          <draw:enhanced-geometry svg:viewBox="0 0 21600 21600" draw:type="rectangle" draw:enhanced-path="M 0 0 L 21600 0 21600 21600 0 21600 0 0 Z N"/>
        </draw:custom-shape>
        <draw:g draw:style-name="gr12">
          <draw:g>
            <draw:polygon draw:style-name="gr13" draw:text-style-name="P23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14" draw:text-style-name="P24" draw:layer="layout" svg:width="0.931cm" svg:height="1.423cm" draw:transform="skewX (0.000698131700797742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15" draw:text-style-name="P25" draw:layer="layout" svg:width="0.604cm" svg:height="1.044cm" draw:transform="skewX (0.000872664625997174) rotate (-2.96688519546516) translate (13.9699692530006cm 6.83543685318635cm)" svg:viewBox="0 0 605 1045" draw:points="1,1045 0,0 604,0 605,1045">
              <text:p/>
            </draw:polygon>
            <draw:path draw:style-name="gr16" draw:text-style-name="P24" draw:layer="layout" svg:width="0.643cm" svg:height="1.084cm" draw:transform="skewX (0.000872664625997205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9" draw:text-style-name="P20" draw:layer="layout" svg:width="1.2cm" svg:height="1.8cm" draw:transform="rotate (0.0698131700797732) translate (13.492cm 7.651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1.43116998663535) translate (16.593cm 8.013cm)">
          <text:p text:style-name="P26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draw:layer="layout" svg:width="1.2cm" svg:height="1.8cm" draw:transform="rotate (1.85004900711399) translate (9.691cm 8.312cm)">
          <text:p text:style-name="P26">8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0.926cm" svg:height="1.382cm" draw:transform="rotate (0.174532925199433) translate (13.006cm 5.8cm)">
          <text:p text:style-name="P28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4.6cm" svg:height="2.302cm" svg:x="21.2cm" svg:y="5.898cm">
          <text:p text:style-name="P11">Alright I can live with 8.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6" draw:text-style-name="P17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draw:layer="layout" svg:width="1.2cm" svg:height="1.8cm" draw:transform="rotate (0.872664625997165) translate (8.7cm 13.843cm)">
          <text:p text:style-name="P1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698131700797732) translate (9.4cm 12.871cm)">
          <text:p text:style-name="P1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523598775598299) translate (10.23cm 12.021cm)">
          <text:p text:style-name="P19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0.349065850398866) translate (11.128cm 11.359cm)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svg:x="13.4cm" svg:y="10.5cm">
          <text:p text:style-name="P19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174532925199433) translate (14.518cm 10.619cm)">
          <text:p text:style-name="P19"><text:span text:style-name="T7">21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349065850398867) translate (15.672cm 10.998cm)">
          <text:p text:style-name="P19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523598775598299) translate (16.7cm 11.5cm)">
          <text:p text:style-name="P19"><text:span text:style-name="T7">55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698131700797732) translate (17.581cm 12.1cm)">
          <text:p text:style-name="P19"><text:span text:style-name="T7">89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cm" svg:height="1.8cm" draw:transform="rotate (-0.872664625997165) translate (18.366cm 12.937cm)">
          <text:p text:style-name="P19"><text:span text:style-name="T8">∞</text:span></text:p>
          <draw:enhanced-geometry svg:viewBox="0 0 21600 21600" draw:type="rectangle" draw:enhanced-path="M 0 0 L 21600 0 21600 21600 0 21600 0 0 Z N"/>
        </draw:custom-shape>
        <draw:g draw:style-name="gr12">
          <draw:g>
            <draw:polygon draw:style-name="gr13" draw:text-style-name="P23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14" draw:text-style-name="P24" draw:layer="layout" svg:width="0.931cm" svg:height="1.423cm" draw:transform="skewX (0.000698131700797742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15" draw:text-style-name="P25" draw:layer="layout" svg:width="0.604cm" svg:height="1.044cm" draw:transform="skewX (0.000872664625997174) rotate (-2.96688519546516) translate (13.9699692530006cm 6.83543685318635cm)" svg:viewBox="0 0 605 1045" draw:points="1,1045 0,0 604,0 605,1045">
              <text:p/>
            </draw:polygon>
            <draw:path draw:style-name="gr16" draw:text-style-name="P24" draw:layer="layout" svg:width="0.643cm" svg:height="1.084cm" draw:transform="skewX (0.000872664625997205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9" draw:text-style-name="P20" draw:layer="layout" svg:width="1.2cm" svg:height="1.8cm" draw:transform="rotate (0.0698131700797732) translate (13.492cm 7.651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1.2cm" svg:height="1.8cm" draw:transform="rotate (1.43116998663535) translate (16.593cm 8.013cm)">
          <text:p text:style-name="P26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draw:layer="layout" svg:width="1.2cm" svg:height="1.8cm" draw:transform="rotate (1.85004900711399) translate (9.691cm 8.312cm)">
          <text:p text:style-name="P26">8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0.926cm" svg:height="1.382cm" draw:transform="rotate (0.174532925199433) translate (13.006cm 5.8cm)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4" draw:layer="layout" svg:width="2.602cm" svg:height="1.077cm" svg:x="6.903cm" svg:y="4.438cm">
          <draw:text-box>
            <text:p text:style-name="P33"><text:span text:style-name="T11">8 win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6" draw:text-style-name="P17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g>
            <draw:polygon draw:style-name="gr13" draw:text-style-name="P23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62315620435473) translate (9.46442388509408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12">
          <draw:g>
            <draw:polygon draw:style-name="gr13" draw:text-style-name="P23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14" draw:text-style-name="P24" draw:layer="layout" svg:width="0.931cm" svg:height="1.423cm" draw:transform="skewX (0.000698131700797742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15" draw:text-style-name="P25" draw:layer="layout" svg:width="0.604cm" svg:height="1.044cm" draw:transform="skewX (0.000872664625997174) rotate (-2.96688519546516) translate (13.9699692530006cm 6.83543685318635cm)" svg:viewBox="0 0 605 1045" draw:points="1,1045 0,0 604,0 605,1045">
              <text:p/>
            </draw:polygon>
            <draw:path draw:style-name="gr16" draw:text-style-name="P24" draw:layer="layout" svg:width="0.643cm" svg:height="1.084cm" draw:transform="skewX (0.000872664625997205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12">
          <draw:g>
            <draw:polygon draw:style-name="gr13" draw:text-style-name="P23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14" draw:text-style-name="P24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15" draw:text-style-name="P25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16" draw:text-style-name="P24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9" draw:text-style-name="P20" draw:layer="layout" svg:width="1.2cm" svg:height="1.8cm" draw:transform="rotate (-0.104719755119661) translate (13.651cm 7.551cm)">
          <text:p text:style-name="P19"><text:span text:style-name="T7">13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1.2cm" svg:height="1.8cm" draw:transform="rotate (1.43116998663535) translate (16.593cm 8.013cm)">
          <text:p text:style-name="P26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1.2cm" svg:height="1.8cm" draw:transform="rotate (1.62315620435473) translate (9.524cm 8.133cm)">
          <text:p text:style-name="P19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0.926cm" svg:height="1.382cm" draw:transform="rotate (0.174532925199433) translate (13.006cm 5.8cm)">
          <text:p text:style-name="P28"><text:span text:style-name="T10">8</text:span></text:p>
          <draw:enhanced-geometry svg:viewBox="0 0 21600 21600" draw:type="rectangle" draw:enhanced-path="M 0 0 L 21600 0 21600 21600 0 21600 0 0 Z N"/>
        </draw:custom-shape>
        <draw:frame draw:style-name="gr30" draw:text-style-name="P35" xml:id="id1" draw:id="id1" draw:layer="layout" svg:width="3.986cm" svg:height="0.962cm" svg:x="12cm" svg:y="10.8cm">
          <draw:text-box>
            <text:p>Median 10.5</text:p>
          </draw:text-box>
        </draw:frame>
        <draw:frame draw:style-name="gr33" draw:text-style-name="P37" xml:id="id2" draw:id="id2" draw:layer="layout" svg:width="10.4cm" svg:height="1.673cm" svg:x="8.8cm" svg:y="12.8cm">
          <draw:text-box>
            <text:p text:style-name="P36">Result: 13</text:p>
            <text:p text:style-name="P36">rounded to next Fibonacci number</text:p>
          </draw:text-box>
        </draw:frame>
        <draw:connector draw:style-name="gr34" draw:text-style-name="P8" draw:layer="layout" draw:type="line" svg:x1="13.993cm" svg:y1="11.762cm" svg:x2="14cm" svg:y2="12.8cm" draw:start-shape="id1" draw:start-glue-point="2" draw:end-shape="id2" draw:end-glue-point="0" svg:d="M13993 11762l7 1038" svg:viewBox="0 0 8 1039">
          <text:p/>
        </draw:connecto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One_20_Column" presentation:presentation-page-layout-name="AL2T1">
        <office:forms form:automatic-focus="false" form:apply-design-mode="false"/>
        <draw:frame presentation:style-name="pr3" draw:text-style-name="P39" draw:layer="layout" svg:width="26.5cm" svg:height="1.8cm" svg:x="0.4cm" svg:y="0.2cm" presentation:class="title">
          <draw:text-box>
            <text:p text:style-name="P38"><text:span text:style-name="T6">Exercise</text:span></text:p>
          </draw:text-box>
        </draw:frame>
        <draw:frame draw:style-name="gr35" draw:text-style-name="P41" draw:layer="layout" svg:width="19.661cm" svg:height="5.806cm" svg:x="3.23cm" svg:y="3.4cm">
          <draw:text-box>
            <text:list text:style-name="L4">
              <text:list-header>
                <text:p text:style-name="P40">Use planning poker to estimate the following:</text:p>
                <text:p text:style-name="P40"/>
              </text:list-header>
              <text:list-item>
                <text:p text:style-name="P40">How many crew quarters does a 1.3 million barrel oil tanker have?</text:p>
              </text:list-item>
              <text:list-item>
                <text:p text:style-name="P40">How many penguin species exist?</text:p>
              </text:list-item>
              <text:list-item>
                <text:p text:style-name="P40">How many months did it take to build the Eiffel tow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8cm" svg:x="2.1cm" svg:y="14.107cm" presentation:class="notes" presentation:user-transformed="true">
            <draw:text-box>
              <text:p text:style-name="P42">1.</text:p>
              <text:p text:style-name="P42"/>
              <text:p text:style-name="P42">Example for a BP oil tanker 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p>
              <text:p text:style-name="P42">crew size of up to 24.</text:p>
              <text:p text:style-name="P42"/>
              <text:p text:style-name="P42">2.</text:p>
              <text:p text:style-name="P42"/>
              <text:p text:style-name="P42"><text:span text:style-name="T12">18 according to </text:span><text:span text:style-name="T12"><text:a xlink:href="https://www.birdlife.org/birds/list-of-penguin-species/" xlink:type="simple">https://www.birdlife.org/birds/list-of-penguin-species/</text:a></text:span><text:span text:style-name="T12"><text:s/></text:span></text:p>
              <text:p text:style-name="P42"><text:span text:style-name="T12">3.</text:span></text:p>
              <text:p text:style-name="P42"/>
              <text:p text:style-name="P42"><text:span text:style-name="T12">26 months according to </text:span><text:span text:style-name="T12"><text:a xlink:href="https://houseunderconstruction.com/blog/how-long-did-it-take-build-eiffel-tower" xlink:type="simple">https://houseunderconstruction.com/blog/how-long-did-it-take-build-eiffel-tower</text:a></text:span></text:p>
              <text:p text:style-name="P42"><text:span text:style-name="T12"/></text:p>
              <text:p text:style-name="P42"/>
            </draw:text-box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5">
              <text:list-item>
                <text:p>Large tasks and complex tasks</text:p>
              </text:list-item>
              <text:list-item>
                <text:p>Vague specifications</text:p>
              </text:list-item>
              <text:list-item>
                <text:p>First-of-a-kind tasks &amp; known-unknows</text:p>
              </text:list-item>
              <text:list-item>
                <text:p>Unknow-unknow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cm" svg:x="0.8cm" svg:y="5.5cm" presentation:class="subtitle" presentation:user-transformed="true">
          <draw:text-box>
            <text:p text:style-name="P2"><text:span text:style-name="T1">Challenge 1:</text:span></text:p>
            <text:p text:style-name="P2"><text:span text:style-name="T1">Large and complicated tas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36" draw:text-style-name="P44" draw:layer="layout" svg:width="4cm" svg:height="2cm" svg:x="2cm" svg:y="3cm">
          <text:p text:style-name="P43"><text:span text:style-name="T13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46" xml:id="id7" draw:id="id7" draw:layer="layout" svg:width="0.6cm" svg:height="1cm" draw:transform="rotate (-0.174532925199433) translate (5.774cm 3.4cm)">
          <text:p text:style-name="P45"><text:span text:style-name="T14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47" draw:layer="layout" svg:width="10.47cm" svg:height="2.384cm" svg:x="12.2cm" svg:y="6.6cm">
          <draw:text-box>
            <text:list text:style-name="L6">
              <text:list-item>
                <text:p xml:id="id5" text:id="id5" text:style-name="P13">PO needs a quick estimation</text:p>
              </text:list-item>
              <text:list-item>
                <text:p xml:id="id6" text:id="id6" text:style-name="P13">The estimation will be very vague</text:p>
              </text:list-item>
              <text:list-item>
                <text:p xml:id="id8" text:id="id8" text:style-name="P13">Only useful as first indicator</text:p>
              </text:list-item>
            </text:list>
          </draw:text-box>
        </draw:frame>
        <draw:frame draw:style-name="gr39" draw:text-style-name="P49" draw:layer="layout" svg:width="9.6cm" svg:height="0.962cm" svg:x="10.2cm" svg:y="13cm">
          <draw:text-box>
            <text:p xml:id="id9" text:id="id9" text:style-name="P48"><text:span text:style-name="T15">Product Owner: 😱</text:span><text:span text:style-name="T15"><text:tab/></text:span><text:span text:style-name="T15">Team:</text:span><text:span text:style-name="T15"><text:tab/></text:span><text:span text:style-name="T15">😕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40" draw:text-style-name="P51" draw:layer="layout" svg:width="4cm" svg:height="2cm" svg:x="2cm" svg:y="3cm">
          <text:p text:style-name="P50"><text:span text:style-name="T16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draw:layer="layout" svg:x1="2.4cm" svg:y1="5cm" svg:x2="2.4cm" svg:y2="11.8cm">
          <text:p/>
        </draw:line>
        <draw:custom-shape draw:style-name="gr41" draw:text-style-name="P52" draw:layer="layout" svg:width="3cm" svg:height="1.4cm" svg:x="3cm" svg:y="5.6cm">
          <text:p text:style-name="P4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3cm" svg:y="7.4cm">
          <text:p text:style-name="P4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3cm" svg:y="9.2cm">
          <text:p text:style-name="P4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3cm" svg:y="11cm">
          <text:p text:style-name="P4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draw:layer="layout" svg:x1="3cm" svg:y1="6.4cm" svg:x2="2.4cm" svg:y2="6.4cm">
          <text:p/>
        </draw:line>
        <draw:line draw:style-name="gr2" draw:text-style-name="P8" draw:layer="layout" svg:x1="3cm" svg:y1="8.1cm" svg:x2="2.4cm" svg:y2="8.1cm">
          <text:p/>
        </draw:line>
        <draw:line draw:style-name="gr2" draw:text-style-name="P8" draw:layer="layout" svg:x1="3cm" svg:y1="9.9cm" svg:x2="2.4cm" svg:y2="9.9cm">
          <text:p/>
        </draw:line>
        <draw:line draw:style-name="gr2" draw:text-style-name="P8" draw:layer="layout" svg:x1="3cm" svg:y1="11.8cm" svg:x2="2.4cm" svg:y2="11.8cm">
          <text:p/>
        </draw:line>
        <draw:frame draw:style-name="gr42" draw:text-style-name="P47" draw:layer="layout" svg:width="10.047cm" svg:height="3.806cm" svg:x="12.201cm" svg:y="6.6cm">
          <draw:text-box>
            <text:list text:style-name="L6">
              <text:list-item>
                <text:p xml:id="id10" text:id="id10" text:style-name="P13">Most tasks are considered</text:p>
              </text:list-item>
              <text:list-item>
                <text:p xml:id="id12" text:id="id12" text:style-name="P53">Understand challenges better</text:p>
              </text:list-item>
              <text:list-item>
                <text:p xml:id="id13" text:id="id13" text:style-name="P13">More transparency</text:p>
              </text:list-item>
              <text:list-item>
                <text:p xml:id="id14" text:id="id14" text:style-name="P13">Compare PO’s view with team’s</text:p>
              </text:list-item>
              <text:list-item>
                <text:p xml:id="id15" text:id="id15" text:style-name="P13">Will make progress more visible</text:p>
              </text:list-item>
            </text:list>
          </draw:text-box>
        </draw:frame>
        <draw:custom-shape draw:style-name="gr43" draw:text-style-name="P22" xml:id="id11" draw:id="id11" draw:layer="layout" svg:width="7.2cm" svg:height="3cm" svg:x="13.8cm" svg:y="1.8cm">
          <text:p text:style-name="P21"><text:span text:style-name="T9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49" draw:layer="layout" svg:width="9.6cm" svg:height="0.962cm" svg:x="10.2cm" svg:y="13cm">
          <draw:text-box>
            <text:p text:style-name="P48"><text:span text:style-name="T15">Product Owner: 😯</text:span><text:span text:style-name="T15"><text:tab/></text:span><text:span text:style-name="T15">Team:</text:span><text:span text:style-name="T15"><text:tab/></text:span><text:span text:style-name="T15">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45" draw:text-style-name="P54" draw:layer="layout" svg:width="4cm" svg:height="2cm" svg:x="2cm" svg:y="2.994cm">
          <text:p text:style-name="P50"><text:span text:style-name="T16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6" draw:text-style-name="P8" draw:layer="layout" svg:x1="2.4cm" svg:y1="4.994cm" svg:x2="2.4cm" svg:y2="11.794cm">
          <text:p/>
        </draw:line>
        <draw:custom-shape draw:style-name="gr41" draw:text-style-name="P52" draw:layer="layout" svg:width="3cm" svg:height="1.4cm" svg:x="3cm" svg:y="5.594cm">
          <text:p text:style-name="P4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3cm" svg:y="7.394cm">
          <text:p text:style-name="P4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3cm" svg:y="9.194cm">
          <text:p text:style-name="P4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3cm" svg:y="10.994cm">
          <text:p text:style-name="P4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6" draw:text-style-name="P8" draw:layer="layout" svg:x1="3cm" svg:y1="6.394cm" svg:x2="2.4cm" svg:y2="6.394cm">
          <text:p/>
        </draw:line>
        <draw:line draw:style-name="gr46" draw:text-style-name="P8" draw:layer="layout" svg:x1="3cm" svg:y1="8.094cm" svg:x2="2.4cm" svg:y2="8.094cm">
          <text:p/>
        </draw:line>
        <draw:line draw:style-name="gr46" draw:text-style-name="P8" draw:layer="layout" svg:x1="3cm" svg:y1="9.894cm" svg:x2="2.4cm" svg:y2="9.894cm">
          <text:p/>
        </draw:line>
        <draw:line draw:style-name="gr46" draw:text-style-name="P8" draw:layer="layout" svg:x1="3cm" svg:y1="11.794cm" svg:x2="2.4cm" svg:y2="11.794cm">
          <text:p/>
        </draw:line>
        <draw:custom-shape draw:style-name="gr47" draw:text-style-name="P56" draw:layer="layout" svg:width="0.6cm" svg:height="1cm" draw:transform="rotate (-0.174532925199433) translate (5.974cm 5.694cm)">
          <text:p text:style-name="P55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draw:layer="layout" svg:width="0.6cm" svg:height="1cm" draw:transform="rotate (-0.174532925199433) translate (5.974cm 7.495cm)">
          <text:p text:style-name="P55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draw:layer="layout" svg:width="0.6cm" svg:height="1cm" draw:transform="rotate (-0.174532925199433) translate (5.974cm 9.296cm)">
          <text:p text:style-name="P55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57" draw:layer="layout" svg:width="0.6cm" svg:height="1cm" draw:transform="rotate (-0.174532925199433) translate (5.809cm 11.105cm)">
          <text:p text:style-name="P45"><text:span text:style-name="T14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7" draw:layer="layout" svg:width="13.815cm" svg:height="1.673cm" svg:x="12.201cm" svg:y="6.601cm">
          <draw:text-box>
            <text:list text:style-name="L6">
              <text:list-item>
                <text:p text:style-name="P13">Complex tasks visible</text:p>
              </text:list-item>
              <text:list-item>
                <text:p text:style-name="P53">Shared understanding between PO and team</text:p>
              </text:list-item>
            </text:list>
          </draw:text-box>
        </draw:frame>
        <draw:frame draw:style-name="gr50" draw:text-style-name="P49" draw:layer="layout" svg:width="9.6cm" svg:height="0.962cm" svg:x="10.2cm" svg:y="13cm">
          <draw:text-box>
            <text:p text:style-name="P48"><text:span text:style-name="T15">Product Owner: 😐 </text:span><text:span text:style-name="T15"><text:tab/></text:span><text:span text:style-name="T15">Team: 😐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line draw:style-name="gr2" draw:text-style-name="P8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51" draw:text-style-name="P54" draw:layer="layout" svg:width="4cm" svg:height="2cm" svg:x="2cm" svg:y="2.994cm">
          <text:p text:style-name="P50"><text:span text:style-name="T16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6" draw:text-style-name="P8" draw:layer="layout" svg:x1="2.4cm" svg:y1="4.994cm" svg:x2="2.4cm" svg:y2="11.794cm">
          <text:p/>
        </draw:line>
        <draw:custom-shape draw:style-name="gr52" draw:text-style-name="P58" draw:layer="layout" svg:width="3cm" svg:height="1.4cm" svg:x="3cm" svg:y="5.594cm">
          <text:p text:style-name="P4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2" draw:text-style-name="P58" draw:layer="layout" svg:width="3cm" svg:height="1.4cm" svg:x="3cm" svg:y="7.394cm">
          <text:p text:style-name="P4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2" draw:text-style-name="P58" draw:layer="layout" svg:width="3cm" svg:height="1.4cm" svg:x="3cm" svg:y="9.194cm">
          <text:p text:style-name="P4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3cm" svg:y="10.994cm">
          <text:p text:style-name="P4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3" draw:text-style-name="P59" draw:layer="layout" svg:x1="3cm" svg:y1="6.394cm" svg:x2="2.4cm" svg:y2="6.394cm">
          <text:p/>
        </draw:line>
        <draw:line draw:style-name="gr53" draw:text-style-name="P59" draw:layer="layout" svg:x1="3cm" svg:y1="8.094cm" svg:x2="2.4cm" svg:y2="8.094cm">
          <text:p/>
        </draw:line>
        <draw:line draw:style-name="gr53" draw:text-style-name="P59" draw:layer="layout" svg:x1="3cm" svg:y1="9.894cm" svg:x2="2.4cm" svg:y2="9.894cm">
          <text:p/>
        </draw:line>
        <draw:line draw:style-name="gr46" draw:text-style-name="P8" draw:layer="layout" svg:x1="3cm" svg:y1="11.794cm" svg:x2="2.4cm" svg:y2="11.794cm">
          <text:p/>
        </draw:line>
        <draw:custom-shape draw:style-name="gr54" draw:text-style-name="P60" draw:layer="layout" svg:width="0.6cm" svg:height="1cm" draw:transform="rotate (-0.174532925199433) translate (5.974cm 5.694cm)">
          <text:p text:style-name="P55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0.6cm" svg:height="1cm" draw:transform="rotate (-0.174532925199433) translate (5.974cm 7.495cm)">
          <text:p text:style-name="P55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0.6cm" svg:height="1cm" draw:transform="rotate (-0.174532925199433) translate (5.974cm 9.296cm)">
          <text:p text:style-name="P55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47" draw:text-style-name="P61" draw:layer="layout" svg:width="0.6cm" svg:height="1cm" draw:transform="rotate (-0.174532925199433) translate (5.809cm 11.105cm)">
          <text:p text:style-name="P45"><text:span text:style-name="T1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2" draw:layer="layout" svg:width="3cm" svg:height="1.4cm" svg:x="8.2cm" svg:y="7.4cm">
          <text:p text:style-name="P43"><text:span text:style-name="T13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8.201cm" svg:y="9.2cm">
          <text:p text:style-name="P43"><text:span text:style-name="T13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draw:layer="layout" svg:width="3cm" svg:height="1.4cm" svg:x="8.202cm" svg:y="11cm">
          <text:p text:style-name="P43"><text:span text:style-name="T13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draw:layer="layout" svg:x1="7.4cm" svg:y1="8.1cm" svg:x2="7.4cm" svg:y2="11.794cm">
          <text:p/>
        </draw:line>
        <draw:line draw:style-name="gr2" draw:text-style-name="P8" draw:layer="layout" svg:x1="8.2cm" svg:y1="10cm" svg:x2="7.4cm" svg:y2="10cm">
          <text:p/>
        </draw:line>
        <draw:line draw:style-name="gr2" draw:text-style-name="P8" draw:layer="layout" svg:x1="8.2cm" svg:y1="8.1cm" svg:x2="7.4cm" svg:y2="8.1cm">
          <text:p/>
        </draw:line>
        <draw:custom-shape draw:style-name="gr47" draw:text-style-name="P56" draw:layer="layout" svg:width="0.6cm" svg:height="1cm" draw:transform="rotate (-0.174532925199433) translate (11.174cm 7.511cm)">
          <text:p text:style-name="P55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draw:layer="layout" svg:width="0.6cm" svg:height="1cm" draw:transform="rotate (-0.174532925199433) translate (11.174cm 9.3cm)">
          <text:p text:style-name="P55"><text:span text:style-name="T6">13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draw:layer="layout" svg:width="0.6cm" svg:height="1cm" draw:transform="rotate (-0.174532925199433) translate (11.174cm 11.101cm)">
          <text:p text:style-name="P55"><text:span text:style-name="T6">13</text:span></text:p>
          <draw:enhanced-geometry svg:viewBox="0 0 21600 21600" draw:type="rectangle" draw:enhanced-path="M 0 0 L 21600 0 21600 21600 0 21600 0 0 Z N"/>
        </draw:custom-shape>
        <draw:frame draw:style-name="gr55" draw:text-style-name="P47" draw:layer="layout" svg:width="9.594cm" svg:height="2.384cm" svg:x="12.202cm" svg:y="6.602cm">
          <draw:text-box>
            <text:list text:style-name="L6">
              <text:list-item>
                <text:p text:style-name="P13">No more overly complex tasks</text:p>
              </text:list-item>
              <text:list-item>
                <text:p text:style-name="P13">Better estimation</text:p>
              </text:list-item>
              <text:list-item>
                <text:p text:style-name="P13">Reduced risk</text:p>
              </text:list-item>
            </text:list>
          </draw:text-box>
        </draw:frame>
        <draw:frame draw:style-name="gr56" draw:text-style-name="P49" draw:layer="layout" svg:width="9.6cm" svg:height="0.962cm" svg:x="10.2cm" svg:y="13cm">
          <draw:text-box>
            <text:p text:style-name="P48"><text:span text:style-name="T15">Product Owner: 🙂</text:span><text:span text:style-name="T15"><text:tab/></text:span><text:span text:style-name="T15">Team:</text:span><text:span text:style-name="T15"><text:tab/></text:span><text:span text:style-name="T15">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connector draw:style-name="gr57" draw:text-style-name="P8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53" draw:text-style-name="P59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58" draw:text-style-name="P54" draw:layer="layout" svg:width="4cm" svg:height="2cm" svg:x="2cm" svg:y="2.994cm">
          <text:p text:style-name="P50"><text:span text:style-name="T16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6" draw:text-style-name="P8" draw:layer="layout" svg:x1="2.4cm" svg:y1="4.994cm" svg:x2="2.4cm" svg:y2="11.794cm">
          <text:p/>
        </draw:line>
        <draw:custom-shape draw:style-name="gr52" draw:text-style-name="P58" draw:layer="layout" svg:width="3cm" svg:height="1.4cm" svg:x="3cm" svg:y="5.594cm">
          <text:p text:style-name="P4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2" draw:text-style-name="P58" draw:layer="layout" svg:width="3cm" svg:height="1.4cm" svg:x="3cm" svg:y="7.394cm">
          <text:p text:style-name="P4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2" draw:text-style-name="P58" draw:layer="layout" svg:width="3cm" svg:height="1.4cm" svg:x="3cm" svg:y="9.194cm">
          <text:p text:style-name="P4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9" draw:text-style-name="P58" draw:layer="layout" svg:width="3cm" svg:height="1.4cm" svg:x="3cm" svg:y="10.994cm">
          <text:p text:style-name="P4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3" draw:text-style-name="P59" draw:layer="layout" svg:x1="3cm" svg:y1="6.394cm" svg:x2="2.4cm" svg:y2="6.394cm">
          <text:p/>
        </draw:line>
        <draw:line draw:style-name="gr53" draw:text-style-name="P59" draw:layer="layout" svg:x1="3cm" svg:y1="8.094cm" svg:x2="2.4cm" svg:y2="8.094cm">
          <text:p/>
        </draw:line>
        <draw:line draw:style-name="gr53" draw:text-style-name="P59" draw:layer="layout" svg:x1="3cm" svg:y1="9.894cm" svg:x2="2.4cm" svg:y2="9.894cm">
          <text:p/>
        </draw:line>
        <draw:line draw:style-name="gr53" draw:text-style-name="P59" draw:layer="layout" svg:x1="3cm" svg:y1="11.794cm" svg:x2="2.4cm" svg:y2="11.794cm">
          <text:p/>
        </draw:line>
        <draw:custom-shape draw:style-name="gr54" draw:text-style-name="P60" draw:layer="layout" svg:width="0.6cm" svg:height="1cm" draw:transform="rotate (-0.174532925199433) translate (5.974cm 5.694cm)">
          <text:p text:style-name="P55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0.6cm" svg:height="1cm" draw:transform="rotate (-0.174532925199433) translate (5.974cm 7.495cm)">
          <text:p text:style-name="P55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0.6cm" svg:height="1cm" draw:transform="rotate (-0.174532925199433) translate (5.974cm 9.296cm)">
          <text:p text:style-name="P55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0" draw:text-style-name="P62" draw:layer="layout" svg:width="0.6cm" svg:height="1cm" draw:transform="rotate (-0.174532925199433) translate (5.809cm 11.105cm)">
          <text:p text:style-name="P45"><text:span text:style-name="T1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8" draw:layer="layout" svg:width="3cm" svg:height="1.4cm" svg:x="8.2cm" svg:y="7.4cm">
          <text:p text:style-name="P43"><text:span text:style-name="T13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2" draw:text-style-name="P58" draw:layer="layout" svg:width="3cm" svg:height="1.4cm" svg:x="8.201cm" svg:y="9.2cm">
          <text:p text:style-name="P43"><text:span text:style-name="T13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52" xml:id="id3" draw:id="id3" draw:layer="layout" svg:width="3cm" svg:height="1.4cm" svg:x="8.202cm" svg:y="11cm">
          <text:p text:style-name="P43"><text:span text:style-name="T13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6" draw:text-style-name="P8" draw:layer="layout" svg:x1="7.4cm" svg:y1="8.1cm" svg:x2="7.4cm" svg:y2="11.794cm">
          <text:p/>
        </draw:line>
        <draw:line draw:style-name="gr53" draw:text-style-name="P59" draw:layer="layout" svg:x1="8.2cm" svg:y1="10cm" svg:x2="7.4cm" svg:y2="10cm">
          <text:p/>
        </draw:line>
        <draw:line draw:style-name="gr53" draw:text-style-name="P59" draw:layer="layout" svg:x1="8.2cm" svg:y1="8.1cm" svg:x2="7.4cm" svg:y2="8.1cm">
          <text:p/>
        </draw:line>
        <draw:custom-shape draw:style-name="gr54" draw:text-style-name="P60" draw:layer="layout" svg:width="0.6cm" svg:height="1cm" draw:transform="rotate (-0.174532925199433) translate (11.174cm 7.511cm)">
          <text:p text:style-name="P55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54" draw:text-style-name="P60" draw:layer="layout" svg:width="0.6cm" svg:height="1cm" draw:transform="rotate (-0.174532925199433) translate (11.174cm 9.3cm)">
          <text:p text:style-name="P55"><text:span text:style-name="T6">13</text:span></text:p>
          <draw:enhanced-geometry svg:viewBox="0 0 21600 21600" draw:type="rectangle" draw:enhanced-path="M 0 0 L 21600 0 21600 21600 0 21600 0 0 Z N"/>
        </draw:custom-shape>
        <draw:frame draw:style-name="gr61" draw:text-style-name="P47" draw:layer="layout" svg:width="5.886cm" svg:height="2.384cm" svg:x="18.831cm" svg:y="6.816cm">
          <draw:text-box>
            <text:list text:style-name="L6">
              <text:list-item>
                <text:p text:style-name="P13">Valuable epic</text:p>
              </text:list-item>
              <text:list-item>
                <text:p text:style-name="P13">Manageable size</text:p>
              </text:list-item>
              <text:list-item>
                <text:p text:style-name="P13">Next epic cut out</text:p>
              </text:list-item>
            </text:list>
          </draw:text-box>
        </draw:frame>
        <draw:frame draw:style-name="gr62" draw:text-style-name="P49" draw:layer="layout" svg:width="9.6cm" svg:height="0.962cm" svg:x="10.2cm" svg:y="13cm">
          <draw:text-box>
            <text:p text:style-name="P48"><text:span text:style-name="T15">Product Owner: 😀</text:span><text:span text:style-name="T15"><text:tab/></text:span>Team:<text:tab/>😀</text:p>
          </draw:text-box>
        </draw:frame>
        <draw:line draw:style-name="gr63" draw:text-style-name="P8" draw:layer="layout" svg:x1="7.8cm" svg:y1="10.8cm" svg:x2="11.8cm" svg:y2="12.6cm">
          <text:p/>
        </draw:line>
        <draw:line draw:style-name="gr63" draw:text-style-name="P8" draw:layer="layout" svg:x1="7.864cm" svg:y1="12.793cm" svg:x2="11.675cm" svg:y2="10.621cm">
          <text:p/>
        </draw:line>
        <draw:custom-shape draw:style-name="gr64" draw:text-style-name="P44" xml:id="id4" draw:id="id4" draw:layer="layout" svg:width="4cm" svg:height="2cm" svg:x="14.2cm" svg:y="3cm">
          <text:p text:style-name="P43"><text:span text:style-name="T13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7" draw:text-style-name="P56" draw:layer="layout" svg:width="0.6cm" svg:height="1cm" draw:transform="rotate (-0.174532925199433) translate (18.009cm 3.4cm)">
          <text:p text:style-name="P55"><text:span text:style-name="T6">1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cm" svg:x="0.8cm" svg:y="5.5cm" presentation:class="subtitle" presentation:user-transformed="true">
          <draw:text-box>
            <text:p text:style-name="P2"><text:span text:style-name="T1">Challenge 2:</text:span></text:p>
            <text:p text:style-name="P2"><text:span text:style-name="T1">Vague specific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>
        <office:forms form:automatic-focus="false" form:apply-design-mode="false"/>
        <draw:custom-shape draw:style-name="gr65" draw:text-style-name="P63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4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5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Grooming session</text:p>
          </draw:text-box>
        </draw:frame>
        <draw:custom-shape draw:style-name="gr64" draw:text-style-name="P44" xml:id="id18" draw:id="id18" draw:layer="layout" svg:width="4cm" svg:height="2cm" svg:x="2cm" svg:y="7.7cm">
          <text:p text:style-name="P43"><text:span text:style-name="T13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46" xml:id="id20" draw:id="id20" draw:layer="layout" svg:width="0.6cm" svg:height="1cm" draw:transform="rotate (-0.174532925199433) translate (5.774cm 8.1cm)">
          <text:p text:style-name="P45"><text:span text:style-name="T14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68" draw:layer="layout" svg:width="5.247cm" svg:height="3.779cm" svg:x="1.753cm" svg:y="3.494cm">
          <draw:text-box>
            <text:list text:style-name="L6">
              <text:list-item>
                <text:p xml:id="id16" text:id="id16" text:style-name="P66"><text:span text:style-name="T9">PO picks up user complaint</text:span></text:p>
              </text:list-item>
              <text:list-item>
                <text:p xml:id="id17" text:id="id17" text:style-name="P67"><text:span text:style-name="T9">writes it down</text:span><text:span text:style-name="T9"><text:line-break/></text:span><text:span text:style-name="T9">to not forget it</text:span></text:p>
              </text:list-item>
              <text:list-item>
                <text:p xml:id="id19" text:id="id19" text:style-name="P67"><text:span text:style-name="T9">Team estimates high</text:span></text:p>
              </text:list-item>
            </text:list>
          </draw:text-box>
        </draw:frame>
        <draw:custom-shape draw:style-name="gr64" draw:text-style-name="P44" xml:id="id24" draw:id="id24" draw:layer="layout" svg:width="4cm" svg:height="2cm" svg:x="8.5cm" svg:y="7.701cm">
          <text:p text:style-name="P43"><text:span text:style-name="T13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9" draw:text-style-name="P68" draw:layer="layout" svg:width="5.221cm" svg:height="4.517cm" svg:x="8.279cm" svg:y="3.483cm">
          <draw:text-box>
            <text:list text:style-name="L6">
              <text:list-item>
                <text:p xml:id="id21" text:id="id21" text:style-name="P66"><text:span text:style-name="T9">Team asks PO</text:span><text:span text:style-name="T9"><text:line-break/></text:span><text:span text:style-name="T9">to be more specific</text:span></text:p>
              </text:list-item>
              <text:list-item>
                <text:p xml:id="id22" text:id="id22" text:style-name="P67"><text:span text:style-name="T9">PO calls users</text:span></text:p>
              </text:list-item>
              <text:list-item>
                <text:p xml:id="id23" text:id="id23" text:style-name="P67"><text:span text:style-name="T9">Finds out page too slow</text:span></text:p>
              </text:list-item>
            </text:list>
          </draw:text-box>
        </draw:frame>
        <draw:custom-shape draw:style-name="gr48" draw:text-style-name="P57" xml:id="id25" draw:id="id25" draw:layer="layout" svg:width="0.6cm" svg:height="1cm" draw:transform="rotate (-0.174532925199433) translate (12.309cm 8.106cm)">
          <text:p text:style-name="P45"><text:span text:style-name="T14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4" xml:id="id27" draw:id="id27" draw:layer="layout" svg:width="4cm" svg:height="2cm" svg:x="15.3cm" svg:y="7.702cm">
          <text:p text:style-name="P43"><text:span text:style-name="T13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xml:id="id33" draw:id="id33" draw:layer="layout" svg:x1="15.7cm" svg:y1="12.003cm" svg:x2="15.7cm" svg:y2="14.6cm">
          <text:p/>
        </draw:line>
        <draw:custom-shape draw:style-name="gr64" draw:text-style-name="P44" xml:id="id28" draw:id="id28" draw:layer="layout" svg:width="4cm" svg:height="2cm" svg:x="15.3cm" svg:y="10.003cm">
          <text:p text:style-name="P43"><text:span text:style-name="T13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7" draw:text-style-name="P56" xml:id="id30" draw:id="id30" draw:layer="layout" svg:width="0.6cm" svg:height="1cm" draw:transform="rotate (-0.174532925199433) translate (19.109cm 8.1cm)">
          <text:p text:style-name="P55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xml:id="id31" draw:id="id31" draw:layer="layout" svg:width="0.6cm" svg:height="1cm" draw:transform="rotate (-0.174532925199433) translate (19.109cm 10.311cm)">
          <text:p text:style-name="P55"><text:span text:style-name="T6">34</text:span></text:p>
          <draw:enhanced-geometry svg:viewBox="0 0 21600 21600" draw:type="rectangle" draw:enhanced-path="M 0 0 L 21600 0 21600 21600 0 21600 0 0 Z N"/>
        </draw:custom-shape>
        <draw:frame draw:style-name="gr70" draw:text-style-name="P68" draw:layer="layout" svg:width="5.22cm" svg:height="4.517cm" svg:x="15.08cm" svg:y="3.484cm">
          <draw:text-box>
            <text:list text:style-name="L6">
              <text:list-item>
                <text:p xml:id="id26" text:id="id26" text:style-name="P66"><text:span text:style-name="T9">PO splits epic</text:span></text:p>
              </text:list-item>
              <text:list-item>
                <text:p xml:id="id29" text:id="id29" text:style-name="P66"><text:span text:style-name="T9">One epic is easier to achieve</text:span></text:p>
              </text:list-item>
              <text:list-item>
                <text:p xml:id="id32" text:id="id32" text:style-name="P66"><text:span text:style-name="T9">Team breaks down large one</text:span></text:p>
              </text:list-item>
            </text:list>
          </draw:text-box>
        </draw:frame>
        <draw:custom-shape draw:style-name="gr64" draw:text-style-name="P44" xml:id="id40" draw:id="id40" draw:layer="layout" svg:width="4cm" svg:height="2cm" svg:x="22cm" svg:y="7.703cm">
          <text:p text:style-name="P43"><text:span text:style-name="T13">Average shop load time </text:span><text:span text:style-name="T18">≤</text:span><text:span text:style-name="T19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4" draw:text-style-name="P70" xml:id="id41" draw:id="id41" draw:layer="layout" svg:width="4cm" svg:height="2cm" svg:x="22cm" svg:y="10.004cm">
          <text:p text:style-name="P69"><text:span text:style-name="T20">Average report load time </text:span><text:span text:style-name="T18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7" draw:text-style-name="P56" xml:id="id46" draw:id="id46" draw:layer="layout" svg:width="0.6cm" svg:height="1cm" draw:transform="rotate (-0.174532925199433) translate (25.809cm 8.101cm)">
          <text:p text:style-name="P55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xml:id="id47" draw:id="id47" draw:layer="layout" svg:width="0.6cm" svg:height="1cm" draw:transform="rotate (-0.174532925199433) translate (25.809cm 10.312cm)">
          <text:p text:style-name="P55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52" xml:id="id34" draw:id="id34" draw:layer="layout" svg:width="3cm" svg:height="1.4cm" svg:x="16.3cm" svg:y="12.5cm">
          <text:p text:style-name="P43"><text:span text:style-name="T13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7" draw:text-style-name="P56" xml:id="id35" draw:id="id35" draw:layer="layout" svg:width="0.6cm" svg:height="1cm" draw:transform="rotate (-0.174532925199433) translate (19.274cm 12.611cm)">
          <text:p text:style-name="P55"><text:span text:style-name="T6">21</text:span></text:p>
          <draw:enhanced-geometry svg:viewBox="0 0 21600 21600" draw:type="rectangle" draw:enhanced-path="M 0 0 L 21600 0 21600 21600 0 21600 0 0 Z N"/>
        </draw:custom-shape>
        <draw:custom-shape draw:style-name="gr41" draw:text-style-name="P52" xml:id="id42" draw:id="id42" draw:layer="layout" svg:width="3cm" svg:height="1.4cm" svg:x="23.001cm" svg:y="12.5cm">
          <text:p text:style-name="P43"><text:span text:style-name="T13"><text:s/></text:span><text:span text:style-name="T13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7" draw:text-style-name="P56" xml:id="id48" draw:id="id48" draw:layer="layout" svg:width="0.6cm" svg:height="1cm" draw:transform="rotate (-0.174532925199433) translate (25.809cm 12.6cm)">
          <text:p text:style-name="P55"><text:span text:style-name="T6">2</text:span></text:p>
          <draw:enhanced-geometry svg:viewBox="0 0 21600 21600" draw:type="rectangle" draw:enhanced-path="M 0 0 L 21600 0 21600 21600 0 21600 0 0 Z N"/>
        </draw:custom-shape>
        <draw:frame draw:style-name="gr71" draw:text-style-name="P68" draw:layer="layout" svg:width="5.2cm" svg:height="3.5cm" svg:x="21.8cm" svg:y="3.5cm">
          <draw:text-box>
            <text:list text:style-name="L6">
              <text:list-item>
                <text:p xml:id="id39" text:id="id39" text:style-name="P66"><text:span text:style-name="T9">PO specifies goals explicitly</text:span></text:p>
              </text:list-item>
              <text:list-item>
                <text:p xml:id="id45" text:id="id45" text:style-name="P66"><text:span text:style-name="T9">Simpler solution available</text:span></text:p>
              </text:list-item>
            </text:list>
          </draw:text-box>
        </draw:frame>
        <draw:frame draw:style-name="gr72" draw:text-style-name="P47" xml:id="id36" draw:id="id36" draw:layer="layout" svg:width="1.137cm" svg:height="0.962cm" svg:x="17.1cm" svg:y="13.9cm">
          <draw:text-box>
            <text:p text:style-name="P13"><text:span text:style-name="T21">…</text:span></text:p>
          </draw:text-box>
        </draw:frame>
        <draw:line draw:style-name="gr2" draw:text-style-name="P8" xml:id="id37" draw:id="id37" draw:layer="layout" svg:x1="16.3cm" svg:y1="13.2cm" svg:x2="15.7cm" svg:y2="13.2cm">
          <text:p/>
        </draw:line>
        <draw:line draw:style-name="gr2" draw:text-style-name="P8" xml:id="id38" draw:id="id38" draw:layer="layout" svg:x1="16.3cm" svg:y1="14.6cm" svg:x2="15.7cm" svg:y2="14.6cm">
          <text:p/>
        </draw:line>
        <draw:line draw:style-name="gr2" draw:text-style-name="P8" xml:id="id43" draw:id="id43" draw:layer="layout" svg:x1="22.4cm" svg:y1="12.004cm" svg:x2="22.4cm" svg:y2="13.201cm">
          <text:p/>
        </draw:line>
        <draw:line draw:style-name="gr2" draw:text-style-name="P8" xml:id="id44" draw:id="id44" draw:layer="layout" svg:x1="23cm" svg:y1="13.201cm" svg:x2="22.4cm" svg:y2="13.201cm">
          <text:p/>
        </draw:line>
        <draw:frame draw:style-name="gr73" draw:text-style-name="P68" draw:layer="layout" svg:width="2.839cm" svg:height="0.839cm" svg:x="15.9cm" svg:y="2.421cm">
          <draw:text-box>
            <text:p text:style-name="P66"><text:span text:style-name="T9">Session 2</text:span></text:p>
          </draw:text-box>
        </draw:frame>
        <draw:line draw:style-name="gr2" draw:text-style-name="P8" draw:layer="layout" svg:x1="14.6cm" svg:y1="3.421cm" svg:x2="20.2cm" svg:y2="3.421cm">
          <text:p/>
        </draw:line>
        <draw:frame draw:style-name="gr73" draw:text-style-name="P68" draw:layer="layout" svg:width="2.839cm" svg:height="0.839cm" svg:x="22.7cm" svg:y="2.421cm">
          <draw:text-box>
            <text:p text:style-name="P66"><text:span text:style-name="T9">Session 3</text:span></text:p>
          </draw:text-box>
        </draw:frame>
        <draw:line draw:style-name="gr2" draw:text-style-name="P8" draw:layer="layout" svg:x1="21.4cm" svg:y1="3.421cm" svg:x2="27cm" svg:y2="3.421cm">
          <text:p/>
        </draw:line>
        <draw:frame draw:style-name="gr73" draw:text-style-name="P68" draw:layer="layout" svg:width="2.839cm" svg:height="0.839cm" svg:x="9cm" svg:y="2.421cm">
          <draw:text-box>
            <text:p text:style-name="P66"><text:span text:style-name="T9">Session 1</text:span></text:p>
          </draw:text-box>
        </draw:frame>
        <draw:line draw:style-name="gr2" draw:text-style-name="P8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One_20_Column" presentation:presentation-page-layout-name="AL2T1">
        <office:forms form:automatic-focus="false" form:apply-design-mode="false"/>
        <draw:frame presentation:style-name="pr3" draw:text-style-name="P39" draw:layer="layout" svg:width="26.5cm" svg:height="1.8cm" svg:x="0.4cm" svg:y="0.2cm" presentation:class="title">
          <draw:text-box>
            <text:p text:style-name="P38"><text:span text:style-name="T6">Exercise</text:span></text:p>
          </draw:text-box>
        </draw:frame>
        <draw:custom-shape draw:style-name="gr74" draw:text-style-name="P70" draw:layer="layout" svg:width="7cm" svg:height="3.8cm" svg:x="3cm" svg:y="5.6cm">
          <text:p text:style-name="P69"><text:span text:style-name="T13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5" draw:text-style-name="P41" draw:layer="layout" svg:width="11.317cm" svg:height="3.806cm" svg:x="13cm" svg:y="5.616cm">
          <draw:text-box>
            <text:list text:style-name="L4">
              <text:list-item>
                <text:p text:style-name="P71">Break epic down into tasks</text:p>
              </text:list-item>
              <text:list-item>
                <text:p text:style-name="P71">Improve epic specification</text:p>
              </text:list-item>
              <text:list-item>
                <text:p text:style-name="P71">Estimate tasks</text:p>
              </text:list-item>
              <text:list-item>
                <text:p text:style-name="P71">Stop time while you solve the puzzle</text:p>
              </text:list-item>
              <text:list-item>
                <text:p text:style-name="P71">Compare with estimat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42"/>
              <text:p text:style-name="P42"/>
            </draw:text-box>
          </draw:frame>
        </presentation:notes>
      </draw:page>
      <draw:page draw:name="page26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.689cm" svg:x="0.8cm" svg:y="5.156cm" presentation:class="subtitle" presentation:user-transformed="true">
          <draw:text-box>
            <text:p text:style-name="P2"><text:span text:style-name="T1">Challenge 3:</text:span></text:p>
            <text:p text:style-name="P72"><text:span text:style-name="T22">First-of-a-kind tasks</text:span><text:span text:style-name="T22"><text:line-break/></text:span><text:span text:style-name="T22">&amp;</text:span><text:span text:style-name="T22"><text:line-break/></text:span><text:span text:style-name="T22">k</text:span><text:span text:style-name="T1">nown-unknow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>
        <office:forms form:automatic-focus="false" form:apply-design-mode="false"/>
        <draw:custom-shape draw:style-name="gr65" draw:text-style-name="P63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4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5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64" draw:text-style-name="P44" xml:id="id50" draw:id="id50" draw:layer="layout" svg:width="4cm" svg:height="2cm" svg:x="2cm" svg:y="7.7cm">
          <text:p text:style-name="P43"><text:span text:style-name="T13">EV </text:span><text:span text:style-name="T13">battery </text:span><text:span text:style-name="T13">predictiv</text:span><text:span text:style-name="T13">e </text:span><text:span text:style-name="T13">mainten</text:span><text:span text:style-name="T13">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46" xml:id="id51" draw:id="id51" draw:layer="layout" svg:width="0.6cm" svg:height="1cm" draw:transform="rotate (-0.174532925199433) translate (5.774cm 8.1cm)">
          <text:p text:style-name="P45"><text:span text:style-name="T14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68" draw:layer="layout" svg:width="5.247cm" svg:height="3.779cm" svg:x="1.753cm" svg:y="3.494cm">
          <draw:text-box>
            <text:list text:style-name="L6">
              <text:list-item>
                <text:p xml:id="id49" text:id="id49" text:style-name="P66"><text:span text:style-name="T9">PO brings an epic with at least one totally unknown task</text:span></text:p>
              </text:list-item>
            </text:list>
          </draw:text-box>
        </draw:frame>
        <draw:custom-shape draw:style-name="gr64" draw:text-style-name="P44" xml:id="id54" draw:id="id54" draw:layer="layout" svg:width="4cm" svg:height="2cm" svg:x="8.5cm" svg:y="12.265cm">
          <text:p text:style-name="P43"><text:span text:style-name="T13">E</text:span><text:span text:style-name="T13">V </text:span><text:span text:style-name="T13">b</text:span><text:span text:style-name="T13">a</text:span><text:span text:style-name="T13">tt</text:span><text:span text:style-name="T13">e</text:span><text:span text:style-name="T13">r</text:span><text:span text:style-name="T13">y </text:span><text:span text:style-name="T13">p</text:span><text:span text:style-name="T13">r</text:span><text:span text:style-name="T13">e</text:span><text:span text:style-name="T13">d</text:span><text:span text:style-name="T13">ic</text:span><text:span text:style-name="T13">ti</text:span><text:span text:style-name="T13">v</text:span><text:span text:style-name="T13">e </text:span><text:span text:style-name="T13">m</text:span><text:span text:style-name="T13">a</text:span><text:span text:style-name="T13">i</text:span><text:span text:style-name="T13">n</text:span><text:span text:style-name="T13">t</text:span><text:span text:style-name="T13">e</text:span><text:span text:style-name="T13">n</text:span><text:span text:style-name="T13">a</text:span><text:span text:style-name="T13">n</text:span><text:span text:style-name="T13">c</text:span><text:span text:style-name="T13">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7" draw:text-style-name="P68" draw:layer="layout" svg:width="5.221cm" svg:height="4.517cm" svg:x="8.279cm" svg:y="3.483cm">
          <draw:text-box>
            <text:list text:style-name="L6">
              <text:list-item>
                <text:p xml:id="id52" text:id="id52" text:style-name="P66"><text:span text:style-name="T9">Team asks PO</text:span><text:span text:style-name="T9"><text:line-break/></text:span><text:span text:style-name="T9">to plan spikes</text:span></text:p>
              </text:list-item>
              <text:list-item>
                <text:p xml:id="id53" text:id="id53" text:style-name="P66"><text:span text:style-name="T9">Team estimates </text:span><text:span text:style-name="T9">required </text:span><text:span text:style-name="T9">timebox</text:span></text:p>
              </text:list-item>
              <text:list-item>
                <text:p text:style-name="P66"><text:span text:style-name="T9">PO &amp; team </text:span><text:span text:style-name="T9">agree on </text:span><text:span text:style-name="T9">timebox</text:span></text:p>
                <text:p text:style-name="P67"><text:span text:style-name="T9"/></text:p>
              </text:list-item>
            </text:list>
          </draw:text-box>
        </draw:frame>
        <draw:custom-shape draw:style-name="gr64" draw:text-style-name="P44" xml:id="id55" draw:id="id55" draw:layer="layout" svg:width="4cm" svg:height="2cm" svg:x="15.3cm" svg:y="7.702cm">
          <text:p text:style-name="P43"><text:span text:style-name="T13">Spike: </text:span><text:span text:style-name="T13">Import </text:span><text:span text:style-name="T13">battery </text:span><text:span text:style-name="T13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xml:id="id57" draw:id="id57" draw:layer="layout" svg:x1="15.7cm" svg:y1="9.703cm" svg:x2="15.7cm" svg:y2="12.3cm">
          <text:p/>
        </draw:line>
        <draw:frame draw:style-name="gr78" draw:text-style-name="P68" draw:layer="layout" svg:width="5.22cm" svg:height="4.517cm" svg:x="15.08cm" svg:y="3.484cm">
          <draw:text-box>
            <text:list text:style-name="L6">
              <text:list-item>
                <text:p xml:id="id56" text:id="id56" text:style-name="P66"><text:span text:style-name="T9">T</text:span><text:span text:style-name="T9">e</text:span><text:span text:style-name="T9">a</text:span><text:span text:style-name="T9">m</text:span><text:span text:style-name="T9"> </text:span><text:span text:style-name="T9">e</text:span><text:span text:style-name="T9">x</text:span><text:span text:style-name="T9">p</text:span><text:span text:style-name="T9">e</text:span><text:span text:style-name="T9">r</text:span><text:span text:style-name="T9">i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u</text:span><text:span text:style-name="T9">n</text:span><text:span text:style-name="T9">k</text:span><text:span text:style-name="T9">n</text:span><text:span text:style-name="T9">o</text:span><text:span text:style-name="T9">w</text:span><text:span text:style-name="T9">n</text:span><text:span text:style-name="T9"> </text:span><text:span text:style-name="T9">t</text:span><text:span text:style-name="T9">a</text:span><text:span text:style-name="T9">s</text:span><text:span text:style-name="T9">k</text:span></text:p>
              </text:list-item>
              <text:list-item>
                <text:p text:style-name="P66"><text:span text:style-name="T9">E</text:span><text:span text:style-name="T9">x</text:span><text:span text:style-name="T9">p</text:span><text:span text:style-name="T9">e</text:span><text:span text:style-name="T9">r</text:span><text:span text:style-name="T9">i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r</text:span><text:span text:style-name="T9">a</text:span><text:span text:style-name="T9">n</text:span><text:span text:style-name="T9">k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r</text:span><text:span text:style-name="T9">i</text:span><text:span text:style-name="T9">s</text:span><text:span text:style-name="T9">k</text:span><text:span text:style-name="T9"> </text:span><text:span text:style-name="T9">(</text:span><text:span text:style-name="T9">d</text:span><text:span text:style-name="T9">e</text:span><text:span text:style-name="T9">s</text:span><text:span text:style-name="T9">c</text:span><text:span text:style-name="T9">e</text:span><text:span text:style-name="T9">n</text:span><text:span text:style-name="T9">d</text:span><text:span text:style-name="T9">i</text:span><text:span text:style-name="T9">n</text:span><text:span text:style-name="T9">g</text:span><text:span text:style-name="T9">)</text:span></text:p>
              </text:list-item>
            </text:list>
          </draw:text-box>
        </draw:frame>
        <draw:custom-shape draw:style-name="gr41" draw:text-style-name="P52" xml:id="id58" draw:id="id58" draw:layer="layout" svg:width="3cm" svg:height="1.4cm" svg:x="16.3cm" svg:y="11.8cm">
          <text:p text:style-name="P43"><text:span text:style-name="T13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9" draw:text-style-name="P68" draw:layer="layout" svg:width="5.2cm" svg:height="3.5cm" svg:x="21.8cm" svg:y="3.5cm">
          <draw:text-box>
            <text:list text:style-name="L6">
              <text:list-item>
                <text:p xml:id="id62" text:id="id62" text:style-name="P66"><text:span text:style-name="T9">T</text:span><text:span text:style-name="T9">e</text:span><text:span text:style-name="T9">a</text:span><text:span text:style-name="T9">m</text:span><text:span text:style-name="T9"> </text:span><text:span text:style-name="T9">a</text:span><text:span text:style-name="T9">p</text:span><text:span text:style-name="T9">p</text:span><text:span text:style-name="T9">l</text:span><text:span text:style-name="T9">i</text:span><text:span text:style-name="T9">e</text:span><text:span text:style-name="T9">s</text:span><text:span text:style-name="T9"> </text:span><text:span text:style-name="T9">l</text:span><text:span text:style-name="T9">e</text:span><text:span text:style-name="T9">a</text:span><text:span text:style-name="T9">r</text:span><text:span text:style-name="T9">n</text:span><text:span text:style-name="T9">i</text:span><text:span text:style-name="T9">n</text:span><text:span text:style-name="T9">g</text:span><text:span text:style-name="T9"> </text:span><text:span text:style-name="T9">s</text:span><text:span text:style-name="T9">u</text:span><text:span text:style-name="T9">c</text:span><text:span text:style-name="T9">c</text:span><text:span text:style-name="T9">e</text:span><text:span text:style-name="T9">s</text:span><text:span text:style-name="T9">s</text:span><text:span text:style-name="T9">e</text:span><text:span text:style-name="T9">s</text:span><text:span text:style-name="T9"> </text:span><text:span text:style-name="T9">t</text:span><text:span text:style-name="T9">o</text:span><text:span text:style-name="T9"> </text:span><text:span text:style-name="T9">b</text:span><text:span text:style-name="T9">r</text:span><text:span text:style-name="T9">e</text:span><text:span text:style-name="T9">a</text:span><text:span text:style-name="T9">k</text:span><text:span text:style-name="T9">d</text:span><text:span text:style-name="T9">o</text:span><text:span text:style-name="T9">w</text:span><text:span text:style-name="T9">n</text:span><text:span text:style-name="T9"> </text:span><text:span text:style-name="T9">a</text:span><text:span text:style-name="T9">n</text:span><text:span text:style-name="T9">d</text:span><text:span text:style-name="T9"> </text:span><text:span text:style-name="T9">e</text:span><text:span text:style-name="T9">s</text:span><text:span text:style-name="T9">t</text:span><text:span text:style-name="T9">i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/text:p>
              </text:list-item>
            </text:list>
          </draw:text-box>
        </draw:frame>
        <draw:frame draw:style-name="gr72" draw:text-style-name="P47" xml:id="id59" draw:id="id59" draw:layer="layout" svg:width="1.137cm" svg:height="0.962cm" svg:x="17.063cm" svg:y="13.238cm">
          <draw:text-box>
            <text:p text:style-name="P13"><text:span text:style-name="T21">…</text:span></text:p>
          </draw:text-box>
        </draw:frame>
        <draw:line draw:style-name="gr2" draw:text-style-name="P8" xml:id="id60" draw:id="id60" draw:layer="layout" svg:x1="16.3cm" svg:y1="10.9cm" svg:x2="15.7cm" svg:y2="10.9cm">
          <text:p/>
        </draw:line>
        <draw:line draw:style-name="gr2" draw:text-style-name="P8" xml:id="id61" draw:id="id61" draw:layer="layout" svg:x1="16.3cm" svg:y1="12.3cm" svg:x2="15.7cm" svg:y2="12.3cm">
          <text:p/>
        </draw:line>
        <draw:frame draw:style-name="gr73" draw:text-style-name="P68" draw:layer="layout" svg:width="2.839cm" svg:height="0.839cm" svg:x="15.9cm" svg:y="2.421cm">
          <draw:text-box>
            <text:p text:style-name="P66"><text:span text:style-name="T9">Spikes</text:span></text:p>
          </draw:text-box>
        </draw:frame>
        <draw:line draw:style-name="gr2" draw:text-style-name="P8" draw:layer="layout" svg:x1="14.6cm" svg:y1="3.421cm" svg:x2="20.2cm" svg:y2="3.421cm">
          <text:p/>
        </draw:line>
        <draw:frame draw:style-name="gr73" draw:text-style-name="P68" draw:layer="layout" svg:width="2.839cm" svg:height="0.839cm" svg:x="22.7cm" svg:y="2.421cm">
          <draw:text-box>
            <text:p text:style-name="P66"><text:span text:style-name="T9">Session 2</text:span></text:p>
          </draw:text-box>
        </draw:frame>
        <draw:line draw:style-name="gr2" draw:text-style-name="P8" draw:layer="layout" svg:x1="21.4cm" svg:y1="3.421cm" svg:x2="27cm" svg:y2="3.421cm">
          <text:p/>
        </draw:line>
        <draw:frame draw:style-name="gr73" draw:text-style-name="P68" draw:layer="layout" svg:width="2.839cm" svg:height="0.839cm" svg:x="9cm" svg:y="2.421cm">
          <draw:text-box>
            <text:p text:style-name="P66"><text:span text:style-name="T9">Session 1</text:span></text:p>
          </draw:text-box>
        </draw:frame>
        <draw:line draw:style-name="gr2" draw:text-style-name="P8" draw:layer="layout" svg:x1="7.7cm" svg:y1="3.421cm" svg:x2="13.3cm" svg:y2="3.421cm">
          <text:p/>
        </draw:line>
        <draw:custom-shape draw:style-name="gr64" draw:text-style-name="P44" draw:layer="layout" svg:width="4cm" svg:height="2cm" svg:x="8.5cm" svg:y="7.702cm">
          <text:p text:style-name="P4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4" draw:text-style-name="P44" draw:layer="layout" svg:width="4cm" svg:height="2cm" svg:x="8.5cm" svg:y="10.002cm">
          <text:p text:style-name="P43"><text:span text:style-name="T13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47" draw:layer="layout" svg:width="1.209cm" svg:height="0.962cm" svg:x="8.267cm" svg:y="8.864cm">
          <draw:text-box>
            <text:p text:style-name="P13">[2]</text:p>
          </draw:text-box>
        </draw:frame>
        <draw:frame draw:style-name="gr30" draw:text-style-name="P47" draw:layer="layout" svg:width="1.209cm" svg:height="0.962cm" svg:x="8.268cm" svg:y="11.164cm">
          <draw:text-box>
            <text:p text:style-name="P13">[5]</text:p>
          </draw:text-box>
        </draw:frame>
        <draw:frame draw:style-name="gr30" draw:text-style-name="P47" draw:layer="layout" svg:width="1.209cm" svg:height="0.962cm" svg:x="15.068cm" svg:y="8.864cm">
          <draw:text-box>
            <text:p text:style-name="P13">[2]</text:p>
          </draw:text-box>
        </draw:frame>
        <draw:custom-shape draw:style-name="gr41" draw:text-style-name="P52" draw:layer="layout" svg:width="3cm" svg:height="1.4cm" svg:x="16.3cm" svg:y="10cm">
          <text:p text:style-name="P43"><text:span text:style-name="T13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4" draw:text-style-name="P44" draw:layer="layout" svg:width="4cm" svg:height="2cm" svg:x="22.414cm" svg:y="12.266cm">
          <text:p text:style-name="P43"><text:span text:style-name="T13">EV battery </text:span><text:span text:style-name="T13">predictive </text:span><text:span text:style-name="T13">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4" draw:text-style-name="P44" draw:layer="layout" svg:width="4cm" svg:height="2cm" svg:x="22.414cm" svg:y="7.703cm">
          <text:p text:style-name="P43"><text:span text:style-name="T13">Spi</text:span><text:span text:style-name="T13">ke: </text:span><text:span text:style-name="T13">Im</text:span><text:span text:style-name="T13">po</text:span><text:span text:style-name="T13">rt </text:span><text:span text:style-name="T13">bat</text:span><text:span text:style-name="T13">ter</text:span><text:span text:style-name="T13">y </text:span><text:span text:style-name="T13">dat</text:span><text:span text:style-name="T13">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4" draw:text-style-name="P44" draw:layer="layout" svg:width="4cm" svg:height="2cm" svg:x="22.414cm" svg:y="10.003cm">
          <text:p text:style-name="P43"><text:span text:style-name="T13">Spi</text:span><text:span text:style-name="T13">ke: </text:span><text:span text:style-name="T13">Co</text:span><text:span text:style-name="T13">mp</text:span><text:span text:style-name="T13">ar</text:span><text:span text:style-name="T13">e </text:span><text:span text:style-name="T13">ML </text:span><text:span text:style-name="T13">alg</text:span><text:span text:style-name="T13">orit</text:span><text:span text:style-name="T13">hm</text:span><text:span text:style-name="T13">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47" draw:layer="layout" svg:width="1.209cm" svg:height="0.962cm" svg:x="22.181cm" svg:y="8.865cm">
          <draw:text-box>
            <text:p text:style-name="P13">[2]</text:p>
          </draw:text-box>
        </draw:frame>
        <draw:frame draw:style-name="gr30" draw:text-style-name="P47" draw:layer="layout" svg:width="1.209cm" svg:height="0.962cm" svg:x="22.182cm" svg:y="11.165cm">
          <draw:text-box>
            <text:p text:style-name="P13">[5]</text:p>
          </draw:text-box>
        </draw:frame>
        <draw:line draw:style-name="gr80" draw:text-style-name="P8" draw:layer="layout" svg:x1="15cm" svg:y1="14cm" svg:x2="15cm" svg:y2="10.4cm">
          <text:p/>
        </draw:line>
        <draw:frame draw:style-name="gr30" draw:text-style-name="P47" draw:layer="layout" svg:width="1.734cm" svg:height="0.962cm" draw:transform="rotate (1.5707963267949) translate (14.038cm 13.134cm)">
          <draw:text-box>
            <text:p text:style-name="P13">Risk</text:p>
          </draw:text-box>
        </draw:frame>
        <draw:frame draw:style-name="gr30" draw:text-style-name="P47" draw:layer="layout" svg:width="1.294cm" svg:height="0.962cm" svg:x="25.706cm" svg:y="7.238cm">
          <draw:text-box>
            <text:p text:style-name="P13">✅</text:p>
          </draw:text-box>
        </draw:frame>
        <draw:frame draw:style-name="gr30" draw:text-style-name="P47" draw:layer="layout" svg:width="1.294cm" svg:height="0.962cm" svg:x="25.706cm" svg:y="9.538cm">
          <draw:text-box>
            <text:p text:style-name="P13">✅</text:p>
          </draw:text-box>
        </draw:frame>
        <draw:custom-shape draw:style-name="gr48" draw:text-style-name="P57" draw:layer="layout" svg:width="0.6cm" svg:height="1cm" draw:transform="rotate (-0.174532925199433) translate (26.25cm 12.576cm)">
          <text:p text:style-name="P45"><text:span text:style-name="T14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One_20_Column" presentation:presentation-page-layout-name="AL2T1">
        <office:forms form:automatic-focus="false" form:apply-design-mode="false"/>
        <draw:frame presentation:style-name="pr3" draw:text-style-name="P39" draw:layer="layout" svg:width="26.5cm" svg:height="1.8cm" svg:x="0.4cm" svg:y="0.2cm" presentation:class="title">
          <draw:text-box>
            <text:p text:style-name="P38"><text:span text:style-name="T6">Exercise</text:span></text:p>
          </draw:text-box>
        </draw:frame>
        <draw:custom-shape draw:style-name="gr81" draw:text-style-name="P70" draw:layer="layout" svg:width="7cm" svg:height="3.8cm" svg:x="3cm" svg:y="5.6cm">
          <text:p text:style-name="P69"><text:span text:style-name="T13">Roll 100 D6.</text:span></text:p>
          <text:p text:style-name="P69"><text:span text:style-name="T13">Record rolls.</text:span></text:p>
          <text:p text:style-name="P69"><text:span text:style-name="T13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2" draw:text-style-name="P41" draw:layer="layout" svg:width="12.164cm" svg:height="5.939cm" svg:x="13cm" svg:y="4.716cm">
          <draw:text-box>
            <text:list text:style-name="L4">
              <text:list-item>
                <text:p text:style-name="P71">Estimate epic directly (person seconds)</text:p>
              </text:list-item>
              <text:list-item>
                <text:p text:style-name="P71">Break epic down into tasks</text:p>
              </text:list-item>
              <text:list-item>
                <text:p text:style-name="P71">Plan a spike to find fast strategy</text:p>
              </text:list-item>
              <text:list-item>
                <text:p text:style-name="P71">Time-box the spike</text:p>
              </text:list-item>
              <text:list-item>
                <text:p text:style-name="P71">Run the spike (mind the time box!)</text:p>
              </text:list-item>
              <text:list-item>
                <text:p text:style-name="P71">Re-estimate tasks</text:p>
              </text:list-item>
              <text:list-item>
                <text:p text:style-name="P71">Stop time while you solve the puzzle</text:p>
              </text:list-item>
              <text:list-item>
                <text:p text:style-name="P71">Compare with estimat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>
            <draw:text-box>
              <text:p text:style-name="P42"/>
              <text:p text:style-name="P42"/>
            </draw:text-box>
          </draw:frame>
          <draw:frame presentation:style-name="pr5" draw:text-style-name="P4" draw:layer="layout" svg:width="16.799cm" svg:height="13.364cm" svg:x="2.101cm" svg:y="14.527cm">
            <draw:text-box>
              <text:list text:style-name="L3">
                <text:list-item>
                  <text:p text:style-name="P42">Team needs to realize that estimating with poker cards requires multiplier</text:p>
                </text:list-item>
                <text:list-item>
                  <text:p text:style-name="P42">During break down the team will need to discuss that “record rolls” is an ambiguous requirement.</text:p>
                </text:list-item>
                <text:list-item>
                  <text:p text:style-name="P42">They need to agree on what “record rolls” means and write it down.</text:p>
                </text:list-item>
                <text:list-item>
                  <text:p text:style-name="P42">In the spike they can try multiple strategies. But that is not required. If they agree on what the criteria for “fast” is, one can be enough.</text:p>
                </text:list-item>
                <text:list-item>
                  <text:p text:style-name="P42">Keeping the time box is important. The trainer should give feedback on time box adherence</text:p>
                </text:list-item>
              </text:list>
              <text:p text:style-name="P42"><text:span text:style-name="T12"/></text:p>
              <text:p text:style-name="P42"/>
            </draw:text-box>
          </draw:frame>
        </presentation:notes>
      </draw:page>
      <draw:page draw:name="page29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cm" svg:x="0.8cm" svg:y="5.5cm" presentation:class="subtitle" presentation:user-transformed="true">
          <draw:text-box>
            <text:p text:style-name="P2"><text:span text:style-name="T1">Challenge 4:</text:span></text:p>
            <text:p text:style-name="P2"><text:span text:style-name="T1">Unknown-unknow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>If you were hoping for a silver bullet, prepare to be disappointed.</text:p>
            <text:p>Unknown-unknowns are an inherent risk of any complex task.</text:p>
            <text:p>Repetition helps reducing them.</text:p>
            <text:p>Otherwise all involved parties need to understand that estimations can an will be off. Sometimes more, at other times less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5">
              <text:list-item>
                <text:p>Make the goals concrete and precise</text:p>
              </text:list-item>
              <text:list-item>
                <text:p>Break down large tasks</text:p>
              </text:list-item>
              <text:list-item>
                <text:p>Estimate tasks and sum up</text:p>
              </text:list-item>
              <text:list-item>
                <text:p>Break down further where possible</text:p>
              </text:list-item>
              <text:list-item>
                <text:p>Use planning poker</text:p>
              </text:list-item>
              <text:list-item>
                <text:p>Be aware that estimates can be wro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table:table-template table:name="table">
      <table:first-row table:style-name="table-first-row"/>
      <table:last-row table:style-name="table-last-row"/>
      <table:first-column table:style-name="default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Sebastian Bär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1H29M38S</meta:editing-duration>
    <meta:editing-cycles>15</meta:editing-cycles>
    <meta:generator>LibreOffice/7.5.3.2$Linux_X86_64 LibreOffice_project/50$Build-2</meta:generator>
    <dc:title>Portfolio</dc:title>
    <meta:initial-creator>Sebastian Bär</meta:initial-creator>
    <dc:date>2023-07-25T17:18:13.247478493</dc:date>
    <dc:creator>Sebastian Bär</dc:creator>
    <meta:document-statistic meta:object-count="58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